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style:line-height-at-least="0.2361in"/>
      <style:text-properties style:font-name="PingFang TC" fo:font-size="12.0pt" fo:color="#000000" fo:background-color="#868686"/>
    </style:style>
    <style:style style:name="P6" style:family="paragraph" style:parent-style-name="Standard">
      <style:paragraph-properties fo:margin-bottom="0.1667in" style:line-height-at-least="0.2361in"/>
      <style:text-properties style:font-name="PingFang TC" fo:font-size="12.0pt" fo:color="#000000" fo:background-color="#e0e0e0"/>
    </style:style>
    <style:style style:name="P7" style:family="paragraph" style:parent-style-name="Standard">
      <style:paragraph-properties fo:margin-bottom="0.1667in" style:line-height-at-least="0.2361in"/>
      <style:text-properties style:font-name="PingFang TC" fo:font-size="12.0pt" fo:color="#000000" fo:background-color="#ececec"/>
    </style:style>
    <style:style style:name="P8" style:family="paragraph" style:parent-style-name="Standard">
      <style:paragraph-properties fo:margin-bottom="0.1667in" style:line-height-at-least="0.2361in"/>
      <style:text-properties style:font-name="PingFang TC" fo:font-size="12.0pt" fo:color="#00000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fo:letter-spacing="0.0000in"/>
    </style:style>
    <style:style style:name="T5" style:family="text">
      <style:text-properties fo:letter-spacing="0.0000in" fo:color="#032726"/>
    </style:style>
    <style:style style:name="T6"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李秉叡</text:span><text:s/>  |  2010.11.30 22:25   |   <text:a xlink:type="simple" xlink:href="http://palinfo.habago.org/Entry?Command=Information_PrintForum&amp;iPage=584#FORUM21362"><text:span text:style-name="T2">#</text:span></text:a></text:p>
      <text:p text:style-name="P2">個人的看法十分直接，就是政府本來就不該隱瞞這機密，畢竟百姓繳稅來養這些官員，這些官員怎麼可以作出對不起納稅人的事呢？<text:span text:style-name="T3"><text:line-break/><text:line-break/></text:span>順便再問一個問題，曾經在留言板上看見陳真先生說，您是綠黨的創始黨員之一，這是真的還是假的？</text:p>
      <text:p text:style-name="P1"><text:span text:style-name="T1">陳真</text:span><text:s/>  |  2010.11.30 01:17   |   <text:a xlink:type="simple" xlink:href="http://palinfo.habago.org/Entry?Command=Information_PrintForum&amp;iPage=584#FORUM21357"><text:span text:style-name="T2">#</text:span></text:a></text:p>
      <text:p text:style-name="P3">謝謝李同學點名作答<text:span text:style-name="T3">. </text:span>在說洩露之前<text:span text:style-name="T3">,</text:span>先說消滅<text:span text:style-name="T3">,</text:span>前者是使原本看不見的東西曝光<text:span text:style-name="T3">,</text:span>後者卻是讓原本存在的東西憑空消失<text:span text:style-name="T3">.<text:line-break/><text:line-break/></text:span>自從人類文明進入電腦時代以來<text:span text:style-name="T3">,</text:span>小弟就曾遭逢幾次有關<text:span text:style-name="T3"><text:s/>"</text:span>消滅<text:span text:style-name="T3">" </text:span>的慘痛教訓<text:span text:style-name="T3">,</text:span>加上因為我不管是寫學術論文或寫通俗文章或寫個人哲學筆記等等等<text:span text:style-name="T3">,</text:span>向來不做備份也幾乎都不發表<text:span text:style-name="T3">,</text:span>更沒出過半本書<text:span text:style-name="T3">,</text:span>於是只要電腦一壞或網站出了點小差錯<text:span text:style-name="T3">,</text:span>馬上就會釀成重大災難<text:span text:style-name="T3">. <text:line-break/><text:line-break/></text:span>所以我常跟學姐開玩笑說<text:span text:style-name="T3">,</text:span>一個鈕按錯了或哪天電腦又中了什麼病毒或遭駭客暗算<text:span text:style-name="T3">,</text:span>很可能會因此失去一名偉大哲學家的誕生<text:span text:style-name="T3">,</text:span>人類文明搞不好因此落後千年<text:span text:style-name="T3">. <text:line-break/><text:line-break/></text:span>巴勒網留言板最近就出了點問題<text:span text:style-name="T3">,</text:span>雖及時搶救<text:span text:style-name="T3">,</text:span>雖留言板只是小弟隨手塗鴨的一小塊通俗黑板而非個人主要文字倉庫所在<text:span text:style-name="T3">,</text:span>但飽受驚嚇之餘<text:span text:style-name="T3">,</text:span>一顆心卻仍然還是掉到谷底<text:span text:style-name="T3">. </text:span>或許是因為<text:span text:style-name="T3">,</text:span>這樣一種消失是很徹底的<text:span text:style-name="T3">,</text:span>它不像什麼消失的武林祕笈那樣或許哪天又重見天日<text:span text:style-name="T3">,</text:span>電腦災難所造成的消失就是永遠的消失<text:span text:style-name="T3">. <text:line-break/><text:line-break/></text:span>網站消失倒還是小事<text:span text:style-name="T3">,</text:span>但只要個人電腦出了點問題<text:span text:style-name="T3">,</text:span>我真是會嚇出心臟病來<text:span text:style-name="T3">. </text:span>但即便經過兩三次重大毀滅<text:span text:style-name="T3">,</text:span>至今還是很懶得備份<text:span text:style-name="T3">,</text:span>畢竟實在寫太多太多了<text:span text:style-name="T3">,</text:span>多到根本來不及備份<text:span text:style-name="T3">.<text:line-break/><text:line-break/></text:span>也因此<text:span text:style-name="T3">,"</text:span>洩露<text:span text:style-name="T3">" </text:span>若是一種危機<text:span text:style-name="T3">,"</text:span>消滅<text:span text:style-name="T3">" </text:span>或<text:span text:style-name="T3">"</text:span>消失<text:span text:style-name="T3">" </text:span>恐怕更是電腦時代的一種危機<text:span text:style-name="T3">.<text:line-break/><text:line-break/></text:span>在我看來<text:span text:style-name="T3">,</text:span>洩露的制惡效果長期而言是很有限的<text:span text:style-name="T3">,</text:span>比方說綠營失去政權後第一件事就是購買大量高功能碎紙機<text:span text:style-name="T3">,</text:span>銷毀所有證據<text:span text:style-name="T3">. </text:span>電腦裏的檔案就更容易毀滅了<text:span text:style-name="T3">. </text:span>你能揭露的永遠只是極少數真相<text:span text:style-name="T3">,</text:span>大多數謊言肯定是永遠掩埋了<text:span text:style-name="T3">.<text:line-break/><text:line-break/></text:span>在這個意義上來看<text:span text:style-name="T3">,</text:span>說什麼維基洩密會讓社會<text:span text:style-name="T3"><text:s/>"</text:span>潰堤<text:span text:style-name="T3">" </text:span>會影響世界安全秩序云云<text:span text:style-name="T3">,</text:span>不過誇大其詞<text:span text:style-name="T3">. </text:span>我倒是對國家的為惡能力挺有信心<text:span text:style-name="T3">,</text:span>根本不要寄望什麼邪惡現形真相大白的一天<text:span text:style-name="T3">. </text:span>這頂多只是像在一座大水庫旁放兩朵小鞭炮花一般<text:span text:style-name="T3">.<text:line-break/><text:line-break/></text:span>當然<text:span text:style-name="T3">,</text:span>就概念而論<text:span text:style-name="T3">,</text:span>就另一層意義上來講<text:span text:style-name="T3">,</text:span>洩密確實隱含嚴重的道德問題<text:span text:style-name="T3">,</text:span>畢竟謊言本身並不等於邪惡<text:span text:style-name="T3">,</text:span>用謊言來害人才是邪惡<text:span text:style-name="T3">. </text:span>因此<text:span text:style-name="T3">,</text:span>揭密應該是具有選擇性的<text:span text:style-name="T3">,</text:span>而不是全都露<text:span text:style-name="T3">,</text:span>一切都揭<text:span text:style-name="T3">.<text:line-break/><text:line-break/></text:span>個人也好<text:span text:style-name="T3">,</text:span>一個機構也罷<text:span text:style-name="T3">,</text:span>他的一切作為都必然得建立在無數的謊言之上<text:span text:style-name="T3">,</text:span>否則整個社會或一切人際關係根本不可能存在<text:span text:style-name="T3">. </text:span>也因此<text:span text:style-name="T3">,</text:span>企圖追求透明既是危險的<text:span text:style-name="T3">,</text:span>同時也愚不可及<text:span text:style-name="T3">.<text:line-break/><text:line-break/></text:span>比方說醫生看病<text:span text:style-name="T3">,</text:span>醫生說出的謊言肯定要比實話多得多<text:span text:style-name="T3">. </text:span>這是不得已的<text:span text:style-name="T3">,</text:span>因為醫生的職責是要救人助人而不是要告訴你真相<text:span text:style-name="T3">;</text:span>再說<text:span text:style-name="T3">,</text:span>若真要事事依據真理或真相行事<text:span text:style-name="T3">,</text:span>我們將連最微小的任何一件工作都做不成<text:span text:style-name="T3">.<text:line-break/><text:line-break/></text:span>我這講法其實很幼稚<text:span text:style-name="T3">,</text:span>很容易被惡意曲解<text:span text:style-name="T3">. </text:span>其實應該這麼說<text:span text:style-name="T3">:</text:span>真相根本不存在<text:span text:style-name="T3">,</text:span>存在的只是一個個說詞或說法<text:span text:style-name="T3">;</text:span>你要說它是一個個謊言其實也未嘗不可<text:span text:style-name="T3">,</text:span>只要你知道自己意所何指<text:span text:style-name="T3">. <text:line-break/><text:line-break/></text:span>我們每天看那麼多廣告<text:span text:style-name="T3">,</text:span>哪一個不是謊言<text:span text:style-name="T3">? </text:span>若有人硬是要把廣告當成真理看待<text:span text:style-name="T3">,</text:span>那也只能怪他自己怎麼這麼蠢<text:span text:style-name="T3">?! </text:span>難道他不知道這些都只是政治人物或各種生意人的一種<text:span text:style-name="T3"><text:s/>"</text:span>語言<text:span text:style-name="T3">" </text:span>或生意經而已<text:span text:style-name="T3">. <text:line-break/><text:line-break/></text:span>基本上<text:span text:style-name="T3">,</text:span>我們都是演員<text:span text:style-name="T3">,</text:span>演著一齣齣戲<text:span text:style-name="T3">,</text:span>訴說各種台詞<text:span text:style-name="T3">. </text:span>計較台詞本身是真是假是很智能不足的<text:span text:style-name="T3">,</text:span>重要的不是台詞本身<text:span text:style-name="T3">,</text:span>重要的是無數台詞背後究竟在演著一整齣什麼樣的戲碼<text:span text:style-name="T3">. </text:span>重要的絕不是揭露微不足道的一丁點所謂真相<text:span text:style-name="T3">,</text:span>重要的應該是人們得學會怎麼去<text:span text:style-name="T3"><text:s/>"</text:span>玩<text:span text:style-name="T3">" </text:span>生活中無數的<text:span text:style-name="T3"><text:s/>"</text:span>語言遊戲<text:span text:style-name="T3">".<text:line-break/><text:line-break/></text:span>我這裏用了一點維根斯坦的哲學概念<text:span text:style-name="T3">,</text:span>就叫做<text:span text:style-name="T3"><text:s/>"</text:span>語言遊戲<text:span text:style-name="T3">"(language game),</text:span>簡單說<text:span text:style-name="T3">: </text:span>我們的一切生活的一切層面都是一種語言遊戲<text:span text:style-name="T3">. </text:span>比方說織毛衣<text:span text:style-name="T3">,</text:span>寫信<text:span text:style-name="T3">,</text:span>開玩笑<text:span text:style-name="T3">,</text:span>吃火鍋<text:span text:style-name="T3">,</text:span>旅遊<text:span text:style-name="T3">,</text:span>放屁<text:span text:style-name="T3">,</text:span>打電動<text:span text:style-name="T3">,</text:span>看海<text:span text:style-name="T3">...</text:span>等等等<text:span text:style-name="T3">,</text:span>一切都是語言遊戲<text:span text:style-name="T3">.<text:line-break/><text:line-break/></text:span>這觀念很簡單<text:span text:style-name="T3">,</text:span>但哲學外行人恐怕不好懂<text:span text:style-name="T3">. </text:span>小弟於數月前曾應邀參加一個以阿扁為主題的系列研討會<text:span text:style-name="T3">,</text:span>我講的就是有關語言遊戲<text:span text:style-name="T3">. </text:span>不過<text:span text:style-name="T3">,</text:span>我講的內容跟阿扁或是跟任何現實倒是一點關係也沒有<text:span text:style-name="T3">. </text:span>這系列研討會內容將會在年底前集結成書<text:span text:style-name="T3">,</text:span>小弟自信很少有人能夠把語言遊戲的觀念講得如此簡單清楚<text:span text:style-name="T3">,</text:span>有興趣的可參考之<text:span text:style-name="T3">,</text:span>出書後出版社聽說會全文上網<text:span text:style-name="T3">.<text:line-break/><text:line-break/></text:span>李同學<text:span text:style-name="T3">,</text:span>我的回答你同意否<text:span text:style-name="T3">? </text:span>或是你有何高見也不妨說說<text:span text:style-name="T3">.</text:span></text:p>
      <text:p text:style-name="P1"><text:span text:style-name="T1">李秉叡</text:span><text:s/>  |  2010.11.29 23:20   |   <text:a xlink:type="simple" xlink:href="http://palinfo.habago.org/Entry?Command=Information_PrintForum&amp;iPage=584#FORUM21355"><text:span text:style-name="T2">#</text:span></text:a></text:p>
      <text:p text:style-name="P2"><text:span text:style-name="T3"><text:line-break/></text:span>評論：從洩漏到決堤<text:span text:style-name="T3">-</text:span>維基解密不負責任<text:span text:style-name="T3"> <text:line-break/><text:line-break/>Großansicht des Bildes mit der Bildunterschrift: "</text:span>維基解密<text:span text:style-name="T3">"</text:span>再次出擊。這個因特網平台公開了數十萬份美國外交部機密或秘密文件。本台記者<text:span text:style-name="T3">Marc Koch</text:span>認為，這一行動完全不負責任，與透明度無關。<text:span text:style-name="T3"> <text:line-break/><text:line-break/></text:span>滲漏是指一件物品或者一個系統出現了漏洞，從而讓不希望洩漏的東西滲出。<text:span text:style-name="T3"><text:s/>"Wikileaks"</text:span>一名就源於此意。這個因特網平台以促進透明度和民主為名不斷讓秘密文件滲漏。它所披露的一些事件將嚴重的違法行為曝光，比如美國直升機襲擊平民或者美國當局容忍系統的酷刑等等。但是，它的最新爆料卻讓滲漏變為了決堤。其後果是災難性的，而這一切都只是因為<text:span text:style-name="T3">"</text:span>維基解密<text:span text:style-name="T3">"</text:span>。美國駐全球大使向華盛頓政府發去的<text:span text:style-name="T3">25</text:span>萬份報告本不應與公眾見面。以高透明度的神話為幌子將其公之於眾是愚蠢的，也是不負責任的。<text:span text:style-name="T3"><text:line-break/><text:line-break/></text:span>這不僅僅因為這些文件會帶來無可救藥的外交糾紛，讓世界各地的政治家成為笑柄<text:span text:style-name="T3">-</text:span>其實這些很快就會被忘記，但更嚴重的是它將對大使們和其他外交官的工作帶來惡劣的影響。評價政治家和政治事件或者代表某國的利益是外交官的本職工作。為此，他們需要一個自身受到保護，以信任和嚴守機密為主導的環境。而維基解密的最新突擊長久地摧毀了這一切。世界上沒有哪個外交官現在可以相信，他的秘密談話，筆記或者報告不會什麼時候公之於眾。<text:span text:style-name="T3"><text:line-break/><text:line-break/></text:span>當然，富有責任感的，以乾淨的方式工作的調查記者揭露弊端，曝光政治醜聞甚至違法行為非常重要。他們多多少少會得到機密資料，可以對此進行調查，整理，分類。而維基解密的行動與此毫無關係。它將數十萬份文件以原始狀態提供給每個人，這是用毫無意義的數量來取代負有責任感的對質量的要求。其後果顯而易見。被引用的文字將從上下文中剝離開來，被偽造或者在新的組合中重現並製造出新的頭條。而從中獲利的只有一個，那就是維基解密自己。<text:span text:style-name="T3"><text:line-break/><text:line-break/></text:span>維基解密的爆料既不能使世界變得更透明，也不會變得更和平或安全。它沒有提供新的認知，它只是為了滿足維基解密創始人阿桑奇的虛榮心。維基解密的德國發言人幾週前也已認識到這一事實，並且採取了行動<text:span text:style-name="T3">-</text:span>他離開了維基解密。<text:span text:style-name="T3"><text:line-break/><text:line-break/></text:span>但是，這起醜聞後面還隱藏著一點：如果說維基解密的行動有什麼作用的話，那麼它顯示出美國顯然沒有能力為電子時代的保密工作提供保障。對此，人們必須採取行動。但就目前而言人們應當認識到：洩漏會導致整個系統失靈，正因如此，漏洞必須盡快堵住才行。<text:span text:style-name="T3"><text:line-break/><text:line-break/>Bildunterschrift: Großansicht des Bildes mit der Bildunterschrift: </text:span>德國之聲廣播、網絡總編<text:span text:style-name="T3">Marc Koch<text:line-break/></text:span>作者<text:span text:style-name="T3">: Marc Koch </text:span>譯者：樂然<text:span text:style-name="T3"><text:line-break/><text:line-break/></text:span>責編：謝菲<text:span text:style-name="T3"><text:line-break/>=================================================</text:span>有人認為為基解密這次的行為非常不負責任，不知道陳真先生認為這個說法合不合理？</text:p>
      <text:p text:style-name="P1">admin   |  2010.11.27 20:49   |   <text:a xlink:type="simple" xlink:href="http://palinfo.habago.org/Entry?Command=Information_PrintForum&amp;iPage=584#FORUM21343"><text:span text:style-name="T2">#</text:span></text:a></text:p>
      <text:p text:style-name="P3">原有<text:span text:style-name="T3">2010</text:span>年<text:span text:style-name="T3">11</text:span>月<text:span text:style-name="T3">25</text:span>日前留言，均移轉到<text:a xlink:type="simple" xlink:href="http://oldguestbook.habago.org/"><text:span text:style-name="T2">舊留言版</text:span></text:a>，直接點選即可展開檔案閱讀。<text:span text:style-name="T3"><text:line-break/><text:line-break/><text:line-break/></text:span>怡靜</text:p>
      <text:p text:style-name="P1"><text:span text:style-name="T1">鄭豐遠</text:span><text:s/>  |  2010.11.26 10:00   |   <text:a xlink:type="simple" xlink:href="http://palinfo.habago.org/Entry?Command=Information_PrintForum&amp;iPage=584#FORUM34789"><text:span text:style-name="T2">#</text:span></text:a></text:p>
      <text:p text:style-name="P2">測試，模擬舊留言愚公移山。<text:span text:style-name="T3"> <text:line-break/><text:line-break/></text:span>這篇留言我把<text:span text:style-name="T3">"</text:span>發表日期<text:span text:style-name="T3">"</text:span>輸入<text:span text:style-name="T3"><text:s/>2010/11/26</text:span>，所以它移到最早的這一頁來了，比怡靜在<text:span text:style-name="T3">2010/11/27 20:49 </text:span>發表的第一篇還早。<text:span text:style-name="T3"> <text:line-break/><text:line-break/></text:span>這篇隨時可以刪掉。</text:p>
      <text:p text:style-name="P4"/>
      <text:p text:style-name="P5"><text:span text:style-name="T4">陳真 | 2010.11.25 15:57 | </text:span><text:span text:style-name="T5">#</text:span></text:p>
      <text:p text:style-name="P6"><text:span text:style-name="T4">要不是我還有家人,怕他們被暗算--我指的不只是阻擋前途就業或找麻煩之類,我指的是攸關人身安全立即的危險--要不是因為這樣一些實質的威脅,我會該說什麼就說什麼,不會拐彎抹角藉古諷今,不會在重點位置打馬賽克. 可是,當家人成為一種 "人質",我也只能輕描淡寫含含糊糊地說政治真是骯髒卑鄙到極點.</text:span></text:p>
      <text:p text:style-name="P6"><text:span text:style-name="T4">不過我倒是敢批評林義雄,因為寧可得罪君子,不要得罪小人,畢竟我不用擔心批評了林義雄之後,家人的生命安全馬上會受到威脅,警察也不用天天來巡邏保護. 批評君子和批評小癟三,後果大不同,可是,許多時候,或者說在某個重要意義上,我實在分不清正人君子和卑鄙小人在實質意義上能有多大差別?</text:span></text:p>
      <text:p text:style-name="P6"><text:span text:style-name="T4">政治上,林義雄教給我最多,但除了教導正面,更教導反面;他使我深深明白一件事,那就是絕對不要把希望或信仰的焦點放在任何一個人身上,就好像我們儘管去相信上帝,去相信祂所講的道,但絕對不要以為哪個人就是 "道" 的代言人或化身.</text:span></text:p>
      <text:p text:style-name="P6"><text:span text:style-name="T4">包括我自己在內,都絕不可信. 我最討厭的一種人就是追隨者或粉絲之類,因為包括我在內,遲早都會背叛你們. 許多時候, 人們連自己背叛都不曉得, 反倒還真以為自己是個義人. 因此, 把有關信仰的熱情放在任何一個人身上都是錯的. 人是有限的,有限之物不可能代言無限.</text:span></text:p>
      <text:p text:style-name="P6"><text:span text:style-name="T4">我曾經把所有熱情都寄託在林義雄身上,但我終於明白這一切只是一場誤會. 對我來說, 他可真算是詐騙之王了, 雖然他絲毫無心欺騙. 這畢竟不是他的錯,而是我曾錯誤地以為世上的傳道人就是道的化身. 但事實上,他是他,我是我,我們不但鐘鼎山林各有天性,甚至連所信所愛連真善美究竟長什麼樣,似乎都背 "道" 而馳.</text:span></text:p>
      <text:p text:style-name="P6"><text:span text:style-name="T4">慢慢地,我總算徹徹底底看清一些事,看清了表象,看清了本質. 但是,讓我特別感到挫折的是,為什麼這麼簡單明白的一些道理,卻花了我20年時光才終於了解.</text:span></text:p>
      <text:p text:style-name="P6"><text:span text:style-name="T4">往後這半生,我寧可污名昭彰,也絕對不要成為另一個林義雄. 我幹不了什麼好事,但我絕不消耗絕不辜負任何一個人對於天上美麗事物的熱情. 不辜負的方法並不是讓自己成為一個自欺欺人的所謂義人,而是不要讓人把熱情錯誤地寄託在你這個人身上,因為只要是人都無法稱義,他遲早會背叛真理;人活著要說能有什麼貢獻,恐怕那一切貢獻也都只能以反面字句寫成. 或許藉著認清有限,我們才有可能想像那無限.</text:span></text:p>
      <text:p text:style-name="P6"><text:span text:style-name="T4">維根斯坦說: "我的作品分成兩部份,一半是有寫出來的,另一半是沒寫出來的,而恰恰是那沒寫出來的另一半才是重要的." 而他之所以耗費一生寫那些根本不重要的東西是因為,唯有藉著講述這些不重要的東西,那些說不上來的重要事物才有可能被你所 "聽見".</text:span></text:p>
      <text:p text:style-name="P6"><text:span text:style-name="T4">有個維根斯坦的好朋友說: 維根斯坦一生努力在描繪那有限的 "小島",藉著理解小島的極限與範圍,我們方能想像小島以外無邊無盡的大海.</text:span></text:p>
      <text:p text:style-name="P6"><text:span text:style-name="T4">或許人的存在也是這麼一回事,就像一種negative theology(反面神學),我說不上來神是什麼,但我知道什麼不是神; 我說不清啥是真善美, 但我知道骯髒醜陋卑鄙長什麼模樣,藉著反面,或能想像正面,藉著描繪那有限之物的界限,你或能想像有限之外無邊無盡的世界,而那才是我們一切熱情之所在.</text:span></text:p>
      <text:p text:style-name="P6"><text:span text:style-name="T4">陳真</text:span><text:span text:style-name="T6"><text:line-break/></text:span><text:span text:style-name="T4">==============</text:span><text:span text:style-name="T6"><text:line-break/></text:span><text:span text:style-name="T4">林義雄現身挺賴 馬英九拉抬郭</text:span></text:p>
      <text:p text:style-name="P6"><text:span text:style-name="T4">更新日期:2010/11/22 12:01 選前超級星期天，藍綠2位大台南市長候選人，晚間都有大型造勢活動，綠營執政縣市首長和前民進黨主席林義雄，現身力挺賴清德，國民黨的郭添財，馬總統則是親自站台拉抬選情，藍綠互相拚場，較勁意味濃厚!</text:span></text:p>
      <text:p text:style-name="P6"><text:span text:style-name="T4">帶頭高喊凍蒜，選前超級星期天，馬總統再度談南下為郭添財輔選，台上全程講台語，和台南鄉親搏感情，儘管台語還是不輪轉，但馬總統批評對手的火力依舊不減，一旁的郭添財則是繼續強調自己才是本土在地。郭添財有總統牌，賴清德則是打出團結牌，綠營執政縣市長一字排開，還有老縣長陳唐山、前主席林義雄，聯手為賴清德催票。</text:span><text:span text:style-name="T6"><text:line-break/></text:span></text:p>
      <text:p text:style-name="P5"><text:span text:style-name="T4">陳真 | 2010.11.24 01:53 | </text:span><text:span text:style-name="T5">#</text:span></text:p>
      <text:p text:style-name="P6"><text:span text:style-name="T4">陳菊陳啟昱楊秋興這三位都是我相識超過25年的好朋友,手邊至今還保存著一大堆大夥昔日生活剪影. 與秋興過去更是患難與共,情同手足. 他們彼此之間也 "曾經" 是惺惺相惜的好朋友. 如今為了選舉,竟從情同手足變成宛如寇讎甚至誓不兩立,我有時總希望這只是一場夢,一朝夢醒,一切的美好事物都依然還好端端地在那兒.</text:span></text:p>
      <text:p text:style-name="P6"><text:span text:style-name="T4">高雄縣當年還有位主角戴振耀,從農委會副主委全身而退,正和邱義仁一起在田裏幹活. 阿耀秋興還有我,三個人感情好得不得了,一起在高雄縣打拼,誓言要打倒國民黨. 真沒想到,人們最後卻總是被自己給打倒. 人事滄桑若此,我們還需要看武俠小說才能理解什麼是江湖嗎?</text:span></text:p>
      <text:p text:style-name="P6"><text:span text:style-name="T4">1990年,我已決心遠離政治,對於各種邀約與政治性聚會幾乎一概拒絕. 1990年的台灣,政治已步向開放,不但毫無恐怖可言,而且隨之而來的是大量釋出的權力與利益,人們的嘴臉似乎也迅速隨著調整,彷彿一切都走了樣.</text:span></text:p>
      <text:p text:style-name="P6"><text:span text:style-name="T4">大約也是1991年前後吧,阿耀已經當上立委,偶而還是會打電話給我,眉飛色舞地講述他在立法院如何 "修理" 郝柏村,如何 "修理" 國民黨. 不知道為什麼,聽著聽著,我沒辦法跟他有著一樣的興奮之情.</text:span></text:p>
      <text:p text:style-name="P6"><text:span text:style-name="T4">跟阿耀簡直就是穿同一條褲子的秋興,當時他們兩人已經為了選舉反目. 我夾在中間,感覺很可悲,至今都還搞不懂兄弟之間能有著什麼深仇大恨? 咱們不是名門正派嗎? 不是說要一起打倒魔教嗎?</text:span></text:p>
      <text:p text:style-name="P6"><text:span text:style-name="T4">當一個三角形去掉兩個角,剩下的那個角,兩邊都不依,但一草一木一言一行,卻總還記得昔日光景. 若我願意寫,憑著影印機一般的記憶力和無數的原始信件照片與史料,我能迅速寫成一本鉅細靡遺的高雄縣市黨外運動與社會運動史. 若這書真的寫了,你們說不定會以為我是在寫一本武俠小說.</text:span></text:p>
      <text:p text:style-name="P6"><text:span text:style-name="T4">啟昱出道比較晚許多,第一次看到他應該是1987年,他是以民進報記者的身份從台北來到高雄市採訪台灣人權促進會高雄分會的一個探監活動. 我和李慶雄秋興阿耀等人準備要去綠島探視用 "包裹炸彈" 炸斷當年省主席謝東閔的一隻手臂的王幸男及其他幾位統派的政治犯.</text:span></text:p>
      <text:p text:style-name="P6"><text:span text:style-name="T4">在綠島牢房裏,王幸男興高采烈地拿他的畫作給我看,說關在這裏風景不錯空氣很棒,四周全是海,有心情就畫畫,畫了還能拿去賣(不知道是賣給誰?)</text:span></text:p>
      <text:p text:style-name="P6"><text:span text:style-name="T4">當年的綠島是個惡魔島,不太可能探訪,但我們還是成功達成目的. 臨走時,大夥就在監獄外頭拉起暗藏的台權會布條準備拍照留念. 馬上有一些軍官衝出來制止,在拉拉扯扯中,照片還是拍了.</text:span></text:p>
      <text:p text:style-name="P6"><text:span text:style-name="T4">照片是啟昱拍的.而所有這些照片至今都還保留在我身邊. 那時候若有人告訴我說飽受苦難的王幸男若干年後出獄將會變成一名小政客,而內向害羞的楊秋興會變成什麼 "南台灣的小巨人",啟昱會出來當民代並企圖選縣長,阿耀會主導農委會,而我會劍橋閉關十年走上哲學之路並成為黨的叛徒,而我們這些人將來將彼此反目成仇或形同陌路...等等等,若有個預言家當年告訴我這些,我想我一定不會相信.</text:span><text:span text:style-name="T6"><text:line-break/><text:line-break/></text:span><text:span text:style-name="T4">我保存著那次綠島之行的所有照片,是跟啟昱討來的. 當時之所以跟他討這幾捲照片,其實並不是為了照片中這些朝夕相處的朋友,而純粹是為了那片海.</text:span></text:p>
      <text:p text:style-name="P6"><text:span text:style-name="T4">我請啟昱幫我對這片清澈海灣和小飛機起降的窗外藍天多拍幾張照. 啟昱是浪漫之人,應允我所求. 二十幾年來,我經歷家破人亡和種種可悲的顛沛流離,但我一直盡力保存著這些照片,彷彿就像努力要保存一個事實上早已遠逝的夢.</text:span></text:p>
      <text:p text:style-name="P6"><text:span text:style-name="T4">陳真 2010. 11.24.</text:span><text:span text:style-name="T6"><text:line-break/></text:span><text:span text:style-name="T4">=============</text:span><text:span text:style-name="T6"><text:line-break/></text:span><text:span text:style-name="T4">陳菊質疑有人買票 楊秋興：敢講就告</text:span></text:p>
      <text:p text:style-name="P6"><text:span text:style-name="T4">更新日期:2010/11/23 14:27 王照坤</text:span></text:p>
      <text:p text:style-name="P6"><text:span text:style-name="T4">國民黨大高雄市長候選人黃昭順昨日指稱有「某位候選人」準備買100萬張選票，民進黨候選人陳菊總部發言人陳啟昱今天(23日)直指這位候選人就是楊秋興，並要求黃昭順應主動向司法單位告發。楊秋興痛斥這種指控「很沒水準」，陳菊要是敢講就會提告。</text:span></text:p>
      <text:p text:style-name="P6"><text:span text:style-name="T4">針對黃昭順說有人準備買票一事，陳菊競選總部23日舉行「不要讓財團統治高雄」記者會，發言人陳啟昱指出，黃昭順說的「某位候選人」就是楊秋興，所以楊秋興必須出面說明，黃昭順也不要只是「躲在一旁放話」。</text:span></text:p>
      <text:p text:style-name="P6"><text:span text:style-name="T4">被點名的楊秋興非常氣憤地表示，陳菊陣營引用黃昭順的說法來指控他，是一種不負責任的選舉「奧步」，陳菊如果敢指控他買票，他一定提出告訴。楊秋興說：『(原音)陳菊引用黃昭順的話，妳敢的話，妳自己講，陳菊妳正式講，我正式告妳，陳菊妳敢講，我就告妳。』</text:span></text:p>
      <text:p text:style-name="P5"><text:span text:style-name="T4">唐伟男 | 2010.11.23 12:42 | </text:span><text:span text:style-name="T5">#</text:span></text:p>
      <text:p text:style-name="P7"><text:span text:style-name="T4">谴责以色列占领当局的法西斯恶行！坚决支持巴勒斯坦人民的一切正义斗争！！！</text:span></text:p>
      <text:p text:style-name="P5"><text:span text:style-name="T4">陳真 | 2010.11.21 02:29 | </text:span><text:span text:style-name="T5">#</text:span></text:p>
      <text:p text:style-name="P6"><text:span text:style-name="T4">搬來台南後,北上靜站變成一項長途跋涉. 雖有高鐵,但加上前後等車及開車或搭公車抵達高鐵站的時間,似乎也沒比坐遊覽車能省多少時間和體力.倒是高鐵車票實在貴得嚇死人,品質卻沒有隨票價提高而提高. 經常覺得跟同胞一起生活實在是很辛苦的一件事,到處是巨量噪音和不可思議的髒亂.</text:span></text:p>
      <text:p text:style-name="P6"><text:span text:style-name="T4">回到家中,關起門來,才總算彷彿把一個惡靈給阻擋在外一般. 我真是很害怕大城市,台北跟台南一樣,都很可怕;那麼混亂的一種交通,爭先恐後毫無半點規矩,讓人總感覺每次能安全回到家似乎只是一種僥倖與偶然.</text:span></text:p>
      <text:p text:style-name="P6"><text:span text:style-name="T4">以上是題外話.</text:span></text:p>
      <text:p text:style-name="P6"><text:span text:style-name="T4">今天站樁是七龍一鳳. 其餘諸事如常.</text:span></text:p>
      <text:p text:style-name="P6"><text:span text:style-name="T4">回到家,看見電視上林義雄又在幫真善美的民進黨造勢了,他不是說不能造勢不能插旗不能製造噪音嗎?</text:span></text:p>
      <text:p text:style-name="P6"><text:span text:style-name="T4">這使我想起十多年前的所謂 "核四公投千里苦行",記得有一天,好像是走到宜蘭還是台東的某個清靜漂亮的荒郊野外吧,有個賣肉粽的老阿伯遠遠推著腳踏車走過一條獨木橋,腳踏車上還掛著一副擴音器,遠遠傳來一聲聲微弱的 "燒肉粽喔,賣燒肉粽喔"的廣播聲.</text:span></text:p>
      <text:p text:style-name="P6"><text:span text:style-name="T4">隔天或隔幾天我忘了,林義雄在報上寫了篇苦行日記,裏頭批評這位老阿伯實在沒必要在荒郊野外製造噪音,畢竟周圍根本沒有人.</text:span></text:p>
      <text:p text:style-name="P6"><text:span text:style-name="T4">我當時便寫了兩篇文章反駁他. 我說,一個老人家為了生計,在荒郊野外賣肉粽的幾句叫賣聲,能吵到誰呢? 這也能算是一種過錯嗎? 連這也要把它說得如此不堪嗎?</text:span></text:p>
      <text:p text:style-name="P6"><text:span text:style-name="T4">我還說: 相對於這位賣肉粽的阿伯,我們這群自我感覺極度良好甚至還自稱 "安安靜靜很大聲" 的 "沉默苦行" 隊伍,每天大家輪流在報上以所謂 "苦行日記" 的專欄大發厥詞,難道就真的更安靜更高貴?</text:span></text:p>
      <text:p text:style-name="P6"><text:span text:style-name="T4">更不可思議的是,所謂苦行,晚上住的處所及一路飲食都很精緻,有時候甚至是住一些我這輩子不可能住得起的大飯店,甚至還能泡溫泉;我實在不知道這有什麼苦? 我當時就常開玩笑說: 若是有這樣的苦行職業,恐怕會有無數人來應徵.</text:span></text:p>
      <text:p text:style-name="P6"><text:span text:style-name="T4">千里苦行結束的前一天,林義雄私下問我感想,我說我的感想就是 "苦行不苦,這哪叫苦? 那些有口不能言,有手不能寫,有苦說不出的常人生活才是真的痛苦",林義雄聞言用英文說了一句: "嗯~good idea!" 然後要我寫篇文章來給活動做個總結.</text:span></text:p>
      <text:p text:style-name="P6"><text:span text:style-name="T4">我當場就寫了一篇 "苦行不苦" 交給他,寫得很凶,幾乎都是在罵咱們自己之自我感覺過度良好,但這文章沒有被林義雄採納,顯然他看了不喜歡,但最後演講時口頭上還是有提到我的 "苦行不苦" 的說法.</text:span></text:p>
      <text:p text:style-name="P6"><text:span text:style-name="T4">站樁其實也一樣,若有人要說我們吃飽太閒,其實也挺有道理. 這樣一些事總歸不是真正的艱苦人所能有錢或有閒去做的事.</text:span></text:p>
      <text:p text:style-name="P6"><text:span text:style-name="T4">剛剛電視上林義雄不但造勢助選,而且還說希望蔡英文更上一層樓,成為什麼 "傑出的政治領袖". 依我對林的了解,這話事實上意味著希望她出來選總統.</text:span></text:p>
      <text:p text:style-name="P6"><text:span text:style-name="T4">阿扁的 "壞" 若是10(我指的壞並不是指貪污,而是指一種 "政治道德或品格的敗壞"),蔡英文的使壞功力若非 8 成也有 9 成. 林義雄強烈推薦提拔了一位禍國殃民的阿扁還不夠,而且事後無一聲道歉,依然照樣到處推薦提拔個不停,但其所推薦與提拔者幾乎全是一些很壞很壞的政客.</text:span></text:p>
      <text:p text:style-name="P6"><text:span text:style-name="T4">別說推薦一個禍國殃民的大壞蛋給各位,今天就算我只是推薦各位一項產品,食用之後害各位爆肝腎衰竭,我若沒有羞愧得按LP自殺,肯定也不好意思再推薦什麼偉大產品給各位了.</text:span></text:p>
      <text:p text:style-name="P5"><text:span text:style-name="T4">李秉叡 | 2010.11.20 09:32 | </text:span><text:span text:style-name="T5">#</text:span></text:p>
      <text:p text:style-name="P7"><text:span text:style-name="T4">＜GOOGLE地球＞</text:span><text:span text:style-name="T6"><text:line-break/></text:span><text:span text:style-name="T4">是地緣政治 改變蘇姬命運（杜念中</text:span><text:span text:style-name="T6"><text:line-break/></text:span><text:span text:style-name="T4">）2010年11月20日蘋果日報點閱(295)</text:span></text:p>
      <text:p text:style-name="P7"><text:span text:style-name="T4">翁山蘇姬獲釋在緬甸是件大事；對亞洲乃至全世界關心人權民主人士，也是件大事。她獲釋一周前，緬甸軍政府壓倒性地贏得國會選舉，然後就暗示會釋放蘇姬。這是軍政府的恩賜？還是像法國總統沙柯吉所說，是胡錦濤鼓勵同意的？抑或如一些緬甸異議人士所言，軍政府和蘇姬間產生一些神奇相互感應？又或者像有些觀察家的比擬，蘇姬是亞洲的曼德拉，終於走出了搖搖欲墜的白人政權監獄，要重新領導緬甸的民主變革？</text:span></text:p>
      <text:p text:style-name="P7"><text:span text:style-name="T4">看來這些都不是答案，至少不是重點。蘇姬對自己的釋放應該心知肚明，另一主角軍政府同樣如此。蘇姬一走出被長期軟禁的寓所，立刻表明不會報復，她要尋求與軍政府的對話，甚至表示可以討論解除西方對緬甸的長期經濟制裁。蘇姬很清楚，軍政府拿她做為交換籌碼，為的是改善與美歐的關係。緬甸的民主運動經軍政府一再打壓分化，難以很快重振旗鼓。而軍政府的修憲等於保證了可以長期執政。只是許多軍人希望換下軍服，漂白成文明紳士；但骨子裡，掌控政權的目的從未改變。</text:span></text:p>
      <text:p text:style-name="P7"><text:span text:style-name="T4">軍政府盼拉攏歐美</text:span></text:p>
      <text:p text:style-name="P7"><text:span text:style-name="T4">美國總統歐巴馬就任後不久，國務卿希拉蕊柯林頓就表明，美國對緬甸的制裁完全失敗，必須改弦易轍。當時歐巴馬急於凸顯與布希的差異，要重新評估改善與全世界的關係，這當然包括長期受到孤立的緬甸。但只要諾貝爾和平獎得主蘇姬未獲自由，美國無法放下身段與軍政府接觸。</text:span></text:p>
      <text:p text:style-name="P7"><text:span text:style-name="T4">但美國也釋出善意，讓軍政府總理登盛去夏訪美參加聯合國大會。那是13年以來緬甸政府高層首次踏上美國領土。同年11月，國務助卿坎培爾打破14年來的禁忌出訪緬甸。坎培爾是美國亞洲政策的操盤手，曾任教哈佛大學，也擔任過國防部副助理部長，能準確掌握亞太情勢。坎培爾在緬甸拜訪了登盛總理，也和蘇姬晤談了兩小時，雖然繼續批評緬甸的人權，但是由官方同意他拜訪蘇姬可看出，美國與緬甸政府和緬甸反對派正在形成某種共同理解。而這是蘇姬走向自由之路的重要一步。</text:span></text:p>
      <text:p text:style-name="P7"><text:span text:style-name="T4">國際上普遍認為中國是緬甸的靠山；在西方經濟制裁下，中國不斷增加對緬甸的投資與援助，還修建緬甸通往雲南的天然氣管，試圖突破所謂的「麻六甲海峽困境」。中緬邊境貿易熱絡，雲南與交界的上緬甸若干地區，繁榮興盛遠超過舊都仰光，更不用說新都奈比多了。中國不單著眼於經濟利益，同時重視緬甸的戰略地位。建設緬甸西海岸，足讓中國海軍補給的港口向西遏制印度。</text:span></text:p>
      <text:p text:style-name="P7"><text:span text:style-name="T4">1989年緬甸軍政府鎮壓異議份子後，印度和西方同步對緬甸施加經濟制裁，但印度發現經濟制裁非但無效，反而弱化了自己的「東向政策」，給予中國可乘之機。於是90年代初期，印度重新調整政策，全面給予緬甸經濟和軍事援助，並大舉投資基礎建設；印度與中國在緬甸開始了長期競爭。</text:span></text:p>
      <text:p text:style-name="P7"><text:span text:style-name="T4">長期依靠中國並未讓緬甸軍政府全然心安，由於和中國的邊境糾紛不斷，又擔心中國的霸權意識，緬甸不但需要靠印度平衡中國，更希望拉攏美國與歐洲。軍政府清楚意識到亞太地區的政治變化和自己的戰略地位。在美國重新思考部署亞太戰略時，緬甸和美國幾乎是一拍即合。</text:span></text:p>
      <text:p text:style-name="P7"><text:span text:style-name="T4">翁山蘇姬是亞洲大賽局中的一只棋子，地緣政治的劇變給了她自由，但是並未給緬甸的民主帶來太多曙光。蘇姬不是曼德拉。民主對緬甸來說，依舊是條崎嶇長路。</text:span></text:p>
      <text:p text:style-name="P7"><text:span text:style-name="T6"><text:line-break/></text:span><text:span text:style-name="T4">作者為《蘋果日報》社長</text:span></text:p>
      <text:p text:style-name="P5"><text:span text:style-name="T4">陳真 | 2010.11.18 13:35 | </text:span><text:span text:style-name="T5">#</text:span></text:p>
      <text:p text:style-name="P6"><text:span text:style-name="T4">昨天清晨五點就到了成大醫院準備給家人掛號,原以為五點就來排隊應該算夠變態了吧,肯定是排第一個,想不到裏頭已經人山人海在排隊. 大家連掛個號都得這麼卑微,也難怪大醫院的醫師往往態度傲慢輕忽.</text:span></text:p>
      <text:p text:style-name="P6"><text:span text:style-name="T4">但我依然從不動用醫療特權,一般人怎麼排隊我就怎麼排隊,一般人如何待床,我就如何待床. 即便是攸關家人性命的緊急時刻,我頂多也只是亮出醫師身份,不是為了希望對方醫師給予特權,而只是希望對方基於同事或同門情誼把我家人當人看.</text:span></text:p>
      <text:p text:style-name="P6"><text:span text:style-name="T4">從早上五點等到十點多,花了五個多小時總算可以看診了,想不到這位醫師只看了不到三秒鐘就結束了,簡直是神醫. 事後我講給學姐聽,她不信,以為 "三秒鐘" 只是一種形容詞,但真的是三秒種,因為這醫師總共只講了三個字: "照片子",其他什麼也沒問,而且也不想聽. 若講一個字講慢點就算它一秒鐘好了,三個字頂多就三秒鐘.</text:span></text:p>
      <text:p text:style-name="P6"><text:span text:style-name="T4">於是照完片子後再進去就診時我就學乖了,馬上亮出同門大師兄的身份,對方態度果然馬上轉變.</text:span></text:p>
      <text:p text:style-name="P6"><text:span text:style-name="T4">這樣的看病法,就算不累死病患,也會累死家屬,加上平常又要上班,簡直就是體力極限的大考驗.</text:span></text:p>
      <text:p text:style-name="P6"><text:span text:style-name="T4">今天一早從極度疲憊中 "甦醒" 過來,魂魄慢慢歸位.搬來台南已經三四個月,但仍然還是一堆箱子未拆封,只能利用一點點零星時間整理.</text:span></text:p>
      <text:p text:style-name="P6"><text:span text:style-name="T4">剛剛整理出一本1995年第82期(四月三十日至五月六日)的 "黑白新聞周刊",當初之所以保留著這樣一種爛雜誌,純粹是因為這一期有一篇林義雄專訪. 當初保留是出於尊敬,但我如今仍然保留卻只是把它當成一種 "史料".</text:span></text:p>
      <text:p text:style-name="P6"><text:span text:style-name="T4">林義雄當時打算出來選總統,還好黨內初選就被刷下. 這篇專訪報導的前頭以粗黑字體引用了一段對話:</text:span></text:p>
      <text:p text:style-name="P6"><text:span text:style-name="T4">林奐均說: "爸爸,你去選總統會不會很快樂?" 林回答說: "選舉是很繁重的工作,沒有什麼快不快樂." 女兒又問: "既然不快樂,那就別選了". 林說: "耶穌上十字架也不快樂,那為什麼耶穌要上十字架?"</text:span></text:p>
      <text:p text:style-name="P6"><text:span text:style-name="T4">專訪中,林義雄說他之所以要出來參選總統是因為 "政府應根據人類追求真善美的精神" 來施政,並 "痛批國民黨主政造成人心墮落及選風敗壞."</text:span></text:p>
      <text:p text:style-name="P6"><text:span text:style-name="T4">林義雄繼續說: "近來的選舉文化太壞了,錢花這麼多,甚至不擇手段造謠中傷發黑函或惡意扭曲對方動機. 選舉中不要有負面的競選,而是應該針對對方在公共事務上所說的話和所做的事,這就是我想要做的."</text:span></text:p>
      <text:p text:style-name="P6"><text:span text:style-name="T4">"其次,選舉要節約,現在的選舉都是要用億來計算,少的也要上千萬,這樣我們不可能變成一個民主國家,而是變成金權財團控制的社會."</text:span></text:p>
      <text:p text:style-name="P6"><text:span text:style-name="T4">他接著說: "所以,我們要做一個改變,選舉中許多無意義的浪費例如造勢,候選人出去,許多人前呼後擁,聲勢浩大看起來才像一個候選人,但我不相信這一套. 還有插旗子,插得整條街都滿滿的,破壞環境影響交通又浪費資源. 候選人一方面說社會應當如何做,但他自己就在破壞這個社會,我想這是很不適當的. 像這些我都不要做,我要樹立一個前例,不必像現在候選人為了勝選而做出有損人格的事...不可以講好聽的話來欺騙選民,不可以利用人性的虛榮找有地位的人來拉票."</text:span></text:p>
      <text:p text:style-name="P6"><text:span text:style-name="T4">以上是林義雄的專訪原文,專訪稿子還配合著一張彩色照片,照片中一堆民進黨候選人及其支持者高舉無數布條和滿街都是的候選人旗子,手上拿著好幾個擴音器大聲抗議兼造勢,布條上寫著: "不要罵我媽媽" "禁止侮辱婦女", "抗議性暴力語言" "捍衛台灣女性的尊嚴","新黨污辱台灣的母親".</text:span></text:p>
      <text:p text:style-name="P6"><text:span text:style-name="T4">照片底下則引用林義雄此次的專訪談話做為旁白說明: "政治要得到人們的支持,要得到人性中善良一面的支持,不可以利用人性的弱點去得到人們的支持".</text:span></text:p>
      <text:p text:style-name="P6"><text:span text:style-name="T4">林義雄講的基本上我都同意,但他所熱愛所領導的那個黨呢? 是不是有做到像他講的那樣一種什麼激發傳揚人性的真善美? 還是整天造謠抹黑,動不動就是什麼 "非常光碟",完全不擇手段,甚至無所不用其極.</text:span></text:p>
      <text:p text:style-name="P6"><text:span text:style-name="T4">至於那些滿街的旗子和布條,以及掃街造勢或利用 "人心之虛榮" 去拉攏 "有地位的人" 來助選拉票等等等,難道不也都是林義雄當黨主席或為民進黨人助選時所做的事? 他批評說候選人講一套做一套,一邊說要愛護社會一邊卻又破壞社會,他說選舉要節儉要樸實,不可插旗不可掃街造勢不可利用虛榮找名人來拉票等等,這些我都能認同, 問題是,他和他的黨有哪一點做到呢? 不但沒做到,反而反其道而行,別的不行,抹黑造謠最在行,但你有聽過林義雄對此有過一聲譴責嗎? 從來沒有.</text:span></text:p>
      <text:p text:style-name="P6"><text:span text:style-name="T4">不管是什麼樣的道德內涵,都必須具備最基本的一致性,所謂一致性或許就跟數學差不多,早上一加一若等於2,下午就不該突然變成3,甲抹黑,你就罵他黑,乙抹黑抹得更猛,你卻說他畫出真善美的七道彩虹. 我沒辦法理解這樣一種道德.</text:span></text:p>
      <text:p text:style-name="P5"><text:span text:style-name="T4">陳真 | 2010.11.18 12:31 | </text:span><text:span text:style-name="T5">#</text:span></text:p>
      <text:p text:style-name="P7"><text:span text:style-name="T4">李同學這樣講不太對,好像翁山蘇姬還真應該 "放下" 什麼 "仇恨" 似的.</text:span></text:p>
      <text:p text:style-name="P7"><text:span text:style-name="T4">若被某個英國人所害就該恨所有英國人,那何不有志氣點,擴大打擊範圍,恨所有人類好了! 只要是人就恨他,只好娶條狗或往天上抓隻鳥回家成親好了.</text:span></text:p>
      <text:p text:style-name="P5"><text:span text:style-name="T4">世主 | 2010.11.18 00:34 | </text:span><text:span text:style-name="T5">#</text:span></text:p>
      <text:p text:style-name="P6"><text:span text:style-name="T4">我喜歡"娶丈夫"這個說法~ 有一種娶個男人回家燒飯洗衣好過年的幸福感覺. 對不起，文不對題，來亂的.</text:span></text:p>
      <text:p text:style-name="P5"><text:span text:style-name="T4">李秉叡 | 2010.11.17 23:23 | </text:span><text:span text:style-name="T5">#</text:span></text:p>
      <text:p text:style-name="P7"><text:span text:style-name="T4">關於翁山蘇姬，有位中國網友對他的婚姻生活有意見。</text:span></text:p>
      <text:p text:style-name="P7"><text:span text:style-name="T6"><text:line-break/></text:span><text:span text:style-name="T4">誰在支持緬甸軍政府?</text:span><text:span text:style-name="T6"><text:line-break/></text:span><text:span text:style-name="T4">作者: 宋魯鄭| 2010年11月17日10:19</text:span><text:span text:style-name="T6"><text:line-break/></text:span><text:span text:style-name="T4">﹝節錄﹞</text:span><text:span text:style-name="T6"><text:line-break/></text:span><text:span text:style-name="T4">緬甸雖然只是東南亞一個小國，但卻歷史上就成為大國角逐之地。中國為了緬甸第一次和西方發生衝突還是在清朝的時候。1885年（清朝光緒十一年），英國發兵滅緬甸，併入大英帝國所下屬的印度，成為英屬印度的一個省份。中國清朝政府命駐英公使曾紀澤向英國抗議但無效。第二年中國被迫與英國簽訂《中英緬甸條約》，承認緬甸為英國所有，英國僅答應代替緬甸照例入進貢中國。1942年，昂山素季的父親昂山將軍，帶領日本軍隊進入緬甸，並獲得形式上的獨立。二戰之後，英國再度殖民緬甸，昂山素季的父親由於繼續參與獨立運動，被暗殺。不過此一時，彼一時，現在昂山將軍的女兒又開始依靠西方的支持爭取民主了。而且她的夫婿也是英國人（我們可否想像一下，蔣經國在其生母被日本炸死後，再娶一個日本太太？）。</text:span><text:span text:style-name="T6"><text:line-break/></text:span><text:span text:style-name="T4">http://songluzheng.blshe.com/post/7382/615360</text:span><text:span text:style-name="T6"><text:line-break/></text:span><text:span text:style-name="T4">=============================================</text:span><text:span text:style-name="T6"><text:line-break/></text:span><text:span text:style-name="T4">是說這位女士的度量真大，自己父親被英國人害死，卻能放下仇恨，再娶英國人為丈夫，不簡單。</text:span><text:span text:style-name="T6"><text:line-break/></text:span><text:span text:style-name="T4">不知道這位中國網友在抱怨神麼，這位女士取誰為丈夫，是她的</text:span><text:span text:style-name="T6"><text:line-break/></text:span><text:span text:style-name="T4">事，只要緬甸人高興就好。</text:span></text:p>
      <text:p text:style-name="P4"/>
      <text:p text:style-name="P5"><text:span text:style-name="T4">懷軒 | 2010.11.17 01:36 | </text:span><text:span text:style-name="T5">#</text:span></text:p>
      <text:p text:style-name="P6"><text:span text:style-name="T4">林義雄說：這次選舉是「民主與反民主的選擇」？？？</text:span><text:span text:style-name="T6"><text:line-break/></text:span><text:span text:style-name="T4">我笑了...。</text:span></text:p>
      <text:p text:style-name="P5"><text:span text:style-name="T4">陳真 | 2010.11.16 08:19 | </text:span><text:span text:style-name="T5">#</text:span></text:p>
      <text:p text:style-name="P7"><text:span text:style-name="T4">(續)</text:span></text:p>
      <text:p text:style-name="P7"><text:span text:style-name="T4">我的麻煩已經夠多,實在很不想再講那些如此明明白白的荒唐事. 或許當現實比戲劇比小說還更戲劇化還更荒謬時,卑鄙齷齪的現實種種,就也只能當它如一場惡夢.</text:span></text:p>
      <text:p text:style-name="P7"><text:span text:style-name="T4">"那夢中的故國鄉園，更似朝我招手，到過大陸才體會大陸之大、教我內心悸動，那感覺是從未領略過的，潛在的民族情感...唯有真正到過大陸的人，才能體會大陸之大，那是一片充滿生命的土地，走過北平、走過西安，也走過三峽，跟前展現的竟是一頁頁歷史風華，教我內心悸動得難以平復，那種感覺是我從來未領略過的潛在的民族情感。”</text:span></text:p>
      <text:p text:style-name="P7"><text:span text:style-name="T4">上面這麼一段 "不愛台灣" "與匪唱和" 的萬惡不赦妖言是誰寫的呢? 或許很多人知道,是愛台灣的名嘴汪笨湖在《長江有愛》一書中寫的. 這書我沒看過,但記得當年書局到處都是,據說該書帶著一種強烈的大中國思想,當年非常暢銷.</text:span></text:p>
      <text:p text:style-name="P7"><text:span text:style-name="T4">這書出版於1988年,這已經是解嚴之後的安全年代了,這位愛台灣的大將卻依然還歌頌著他今日不許別人歌頌的 "夢中故國" 的 "偉大風華" 與 "民族感情" 呢~</text:span></text:p>
      <text:p text:style-name="P7"><text:span text:style-name="T4">至於這位年收入四千萬居住於六千萬豪宅的鄭弘儀,更是不遑多讓. 他過去忠黨愛國,現在還是忠黨愛國,只是所愛之黨與所愛之國名字改了一下而已,就像搭著什麼順風車一樣,哪邊主流就往哪邊靠.</text:span></text:p>
      <text:p text:style-name="P7"><text:span text:style-name="T4">他所曾任職的新生報,當年正是國民黨黨報,整天妖魔化當時剛萌芽的的反對運動與黨外,正如他今日所服務的綠營媒體一樣,整天造謠抹黑妖魔化異己.</text:span></text:p>
      <text:p text:style-name="P7"><text:span text:style-name="T4">剛剛在整理搬家後的箱子,找到當年姚嘉文1987年出獄時簽名送我的一本書叫 "虎落平陽？選戰！官司！郭雨新". 這書出版於1977年,是姚嘉文與林義雄合著. 這書在寫些什麼呢? 寫林榮三當年在官方大力掩護下如何以賄選買票作票等無恥手段使黨外前輩郭雨新落選,而且雖然罪證確鑿,司法上卻拿他沒辦法.</text:span></text:p>
      <text:p text:style-name="P7"><text:span text:style-name="T4">林榮三是誰呢? 就是現在非常 "愛台灣" 的綠營傳聲筒 "自由時報" 的創辦人.</text:span></text:p>
      <text:p text:style-name="P7"><text:span text:style-name="T4">歷史不外乎是這樣: 總有一些人,過去倒霉後來吃香喝辣為所欲為,但也有一些人一直想不開,所以一直都很倒霉,不過,卻有一些天才商人或天才文人,似乎不管怎麼改朝換代,他永遠都是吃香喝辣,永遠都是在抓叛徒抓陰謀份子,或是永遠都藉著所謂 "理想" 享盡美名與利益.</text:span></text:p>
      <text:p text:style-name="P7"><text:span text:style-name="T4">這其實沒什麼,這只是反映人性的幾個基本樣貌; 不可思議的並不是這樣一些或卑鄙或正直的人性,而是旁觀者或為之搖旗吶喊者的智商. 我常想,觀諸亞洲一些落後國家,他們之所以持續落後不前,並不是有著什麼飛機大砲在壓迫著他們,而是因為阿西人數實在太多.</text:span></text:p>
      <text:p text:style-name="P7"><text:span text:style-name="T4">殘害忠良者從來都不是 "暴君",而是為 "各路暴君" 搖旗吶喊的那些智商很低的無數支持者.</text:span></text:p>
      <text:p text:style-name="P7"><text:span text:style-name="T4">陳真</text:span><text:span text:style-name="T6"><text:line-break/></text:span><text:span text:style-name="T4">=========================</text:span><text:span text:style-name="T6"><text:line-break/></text:span><text:span text:style-name="T4">今批國民黨 鄭弘儀曾是國民黨員</text:span></text:p>
      <text:p text:style-name="P7"><text:span text:style-name="T4">東森新聞</text:span><text:span text:style-name="T6"><text:line-break/></text:span><text:span text:style-name="T4">2010/11/14</text:span></text:p>
      <text:p text:style-name="P7"><text:span text:style-name="T4">鄭弘儀的粗口風波，讓他的言論再受檢視。他說罵髒話是為了弱勢發聲，而他本身也就是從貧困的嘉義農村出生長大。曾經窮到沒鞋穿也沒有錢唸書，讓他立志擺脫貧窮，成為今天的一線主持人</text:span></text:p>
      <text:p text:style-name="P7"><text:span text:style-name="T4">鄭弘儀的堂兄曾經拿出1979年中美斷交時期，鄭弘儀寫的這篇文章，內容強調中國一定要統一。而鄭弘儀在新生報擔任記者時期，還曾經加入過國民黨。當初自認不願意加入國民黨，現在則成為經常評論國民黨的節目主持人。</text:span></text:p>
      <text:p text:style-name="P7"><text:span text:style-name="T4">鄭弘儀在2002年主持政論節目，2005年趁著另外一個由汪笨湖主持的政論節目停播而順勢崛起，言論越來越受到檢視。言論引來正反兩極評價，而收視率依舊居高，他又出書又代言，年收入破4千萬。</text:span></text:p>
      <text:p text:style-name="P5"><text:span text:style-name="T4">智巽 | 2010.11.15 20:33 | </text:span><text:span text:style-name="T5">#</text:span></text:p>
      <text:p text:style-name="P6"><text:span text:style-name="T4">我對翁山蘇姬的認識是從最後那一段開始的,她的眼神令人不敢直視. 使我想到自己根本不能算是真正在活,只能說還沒死而已!</text:span><text:span text:style-name="T6"><text:line-break/></text:span><text:span text:style-name="T4">---------------------------------------</text:span><text:span text:style-name="T6"><text:line-break/></text:span><text:span text:style-name="T4">她的丈夫於1999年因癌症去世。緬甸軍政府當局當時同意她前往英國看望，但是她擔心再也無法返回緬甸，因此沒有成行。</text:span></text:p>
      <text:p text:style-name="P6"><text:span text:style-name="T4">=======================================</text:span><text:span text:style-name="T6"><text:line-break/></text:span><text:span text:style-name="T4">上星期我陪表妹們去看一個魔術表演.小朋友是相信魔法的,節目到達高潮時,終於讓我笑得停不下來...</text:span><text:span text:style-name="T6"><text:line-break/></text:span><text:span text:style-name="T4">魔術師粘立人的表演很精采,他在那場表演裡抓住每個小朋友的心了! "我們現再徵求一個自告奮勇,很有勇氣的男生,一定要充滿勇氣的才可以舉手喔,1,2,3!" 然後就選了一個看起來身體健康有點肉肉也挺有喜感的小男孩上去..經過一番鼓勵之後..就請助理抬出蓋著一塊深色布的道具,小朋友看了充滿期待要準備親身近距離體驗一場魔幻驚奇... 魔術師:"現在我們要進行的一場遊戲叫做..斷!頭!台!" 掀開了台上的刑具!</text:span></text:p>
      <text:p text:style-name="P6"><text:span text:style-name="T4">小男孩臉上的表情令人著迷,看了他那樣的反應兩秒鐘之後我也笑了,而且很難停下來.. 魔術師用黃瓜實驗讓小男孩安心一點,沒想到實驗結果卻讓男孩倒退了兩步! 英勇的男孩果然沒讓大家失望還是跪向那刑具,全身顫抖的深深相信著魔法的存在~</text:span><text:span text:style-name="T6"><text:line-break/></text:span><text:span text:style-name="T4">我身邊兩位表妹並沒有像眾人跟我一樣大笑,卻好像有點替他擔心了起來..</text:span></text:p>
      <text:p text:style-name="P6"><text:span text:style-name="T4">魔術師為了怕斷頭會遭到觀眾當球踢,特地準備了一個小黑盒在前面接著,那個小黑盒剛好可以裝一個小朋友的頭..</text:span><text:span text:style-name="T6"><text:line-break/></text:span><text:span text:style-name="T4">幾經波折之後,男孩依然一邊顫抖一邊深信著魔法! 他決定跟手上另一跟小黃瓜共生死!刀子落下之後,小朋友英勇且滿足的拿著禮物下台了! 我們也開心的回家去了~</text:span><text:span text:style-name="T6"><text:line-break/></text:span><text:span text:style-name="T4">姨婆說:"這個回家之後想到就可以笑好幾次了~"</text:span></text:p>
      <text:p text:style-name="P6"><text:span text:style-name="T4">我當然不相信那些魔術會有魔法,但那個表演台,小朋友跟魔術師之間,真的有一種魔法!</text:span></text:p>
      <text:p text:style-name="P6"><text:span text:style-name="T4">====================================</text:span><text:span text:style-name="T6"><text:line-break/></text:span><text:span text:style-name="T4">做了一個夢..</text:span></text:p>
      <text:p text:style-name="P6"><text:span text:style-name="T4">各門各派的人都來了,"亂"裡面太郎跟次郎的小兵們也揹著旗子趕到這個木屋來,我剛跟武藤敬司學完摔角也趕過來看這場對決,佔據了一個最好的位置,眼前就是打赤膊的李小龍,他被一群人逼到屋子深處,那些各門各派人人手裡拿著各式刑具逼近他,因為害怕,緊張,都喝了一聲來助膽,一歩歩的逼近,手裡的刑具也鏗鏘出聲來.</text:span><text:span text:style-name="T6"><text:line-break/></text:span><text:span text:style-name="T4">李小龍叫了一聲之後雙拳一甩大喊,不知道喊給誰聽:"把這些變成事實,就一定是真的!" 於是緩緩跨向那些刑具準備出招...</text:span></text:p>
      <text:p text:style-name="P6"><text:span text:style-name="T4">不知怎麼,我瞬間從他身後那扇沒關好的後門飛遁出去~</text:span><text:span text:style-name="T6"><text:line-break/></text:span><text:span text:style-name="T4">門外竟然是一片太平盛世的村莊景色,從山上看下去..婦人們在洗衣做飯,好像是在準備嫁女兒一樣,他們女兒一定是嫁個好老公!良田,溝渠,農舍,陽光和煦..</text:span></text:p>
      <text:p text:style-name="P5"><text:span text:style-name="T4">陳真 | 2010.11.15 19:29 | </text:span><text:span text:style-name="T5">#</text:span></text:p>
      <text:p text:style-name="P7"><text:span text:style-name="T4">對於那些因為我的關係而支持林義雄和慈林及核四公投促進會的人,真是感到很慚愧,就當做是遇到詐騙集團吧.</text:span></text:p>
      <text:p text:style-name="P7"><text:span text:style-name="T4">當初說是要反核四,搞到現在卻變成助選團!只要一有選舉就跳出來散步(說是苦行),幫綠營助選.</text:span></text:p>
      <text:p text:style-name="P7"><text:span text:style-name="T4">但是,當初支持慈林之所謂 "發展非暴力抗爭的理念" 及反核四者,並沒有任何意思想促成或支持一個專為某黨或某些人助選的選舉團.</text:span></text:p>
      <text:p text:style-name="P7"><text:span text:style-name="T4">你能想像國外的(國內的我就不敢說了) "國際特赦組織" (AI)會每次選舉就跑出來扛著人權的招牌去支持哪個黨或為哪個人助選甚至說支持A黨就是支持人權若支持B黨就是反人權嗎? 任何一個具有基本誠信與基本正直的社會團體都不該有這樣的可恥作為.</text:span></text:p>
      <text:p text:style-name="P7"><text:span text:style-name="T4">比方說我若成立一個動保團體,這團體可以公開支持具有動保意識的候選人,但總不能說什麼支持A黨就是支持動保,支持B黨就是反動保,甚至說什麼這次選舉是什麼 "動保與反動保或人權與反人權或民主與反民主的決戰".</text:span></text:p>
      <text:p text:style-name="P7"><text:span text:style-name="T4">更不應該一下說動保一下說環保一下又說健保,不斷變更主題去迎合某黨的競選,而這些漂亮卻概念上含糊其詞的主題,事實上都只是一種說詞一種藉口一種選舉口號;事實上真正的順序是心裏已經 "先" 決定要支持某黨某人,然後再來提出藉以發動支持的各種漂亮理由.</text:span></text:p>
      <text:p text:style-name="P7"><text:span text:style-name="T4">今天假設AI和某黨聯合發表什麼人權宣言,或甚至告訴大家支持某黨就是支持人權,支持另一黨就是殘害人權,那麼,這樣一種人權團體就是掛羊頭賣狗肉的政治詐騙集團.</text:span></text:p>
      <text:p text:style-name="P7"><text:span text:style-name="T4">AI是禁止以團體名義或幹部名義介入政治的,更不用說直接大剌剌地幫人助選,原因之一就在於諸普世價值不應該變成一種政治鬥爭工具或甚至拿來做為搞選舉的幌子與藉口.</text:span></text:p>
      <text:p text:style-name="P7"><text:span text:style-name="T4">最早期的台灣人權促進會(若我沒記錯,應是成立於1984年)是很不歡迎政治人物加入的,原因不外乎就是希望保持人權工作的超然與獨立性.</text:span></text:p>
      <text:p text:style-name="P7"><text:span text:style-name="T4">陳真</text:span><text:span text:style-name="T6"><text:line-break/></text:span><text:span text:style-name="T4">========</text:span><text:span text:style-name="T6"><text:line-break/></text:span><text:span text:style-name="T4">推動5都公投自治 林義雄行腳至台南</text:span></text:p>
      <text:p text:style-name="P7"><text:span text:style-name="T4">更新日期:2010/10/31 20:36 NewTalk 新頭殼</text:span></text:p>
      <text:p text:style-name="P7"><text:span text:style-name="T4">新頭殼newtalk 2010.10.31 王鼎鈞/綜合報導</text:span></text:p>
      <text:p text:style-name="P7"><text:span text:style-name="T4">為推動5都直轄市重大爭議政策交付公投，「人民作主」行動今（31）日來到大台南，民進黨前主席林義雄與候選人賴清德共同發表「公投生活化」宣言，呼籲人民起身捍衛自由民主的價值。</text:span></text:p>
      <text:p text:style-name="P7"><text:span text:style-name="T4">林義雄先生表示，「人民作主志工行動網」成立目的是為捍衛台灣的民主與自由、實踐人民作主的理念。而公投平民化，則真正可以讓台灣的人民有機會表達自己想法，政治理念由人民作主來實踐，因此針對這項議題，透過行腳的方式分別拜會此次的5都候選人，他感謝南部賴清德與陳菊兩位參選人對於公投的想法表示認同，其餘南部的3位參選人則尚未給予回應。</text:span></text:p>
      <text:p text:style-name="P7"><text:span text:style-name="T4">他強調，台灣的政治應該由所有愛台灣的人民一同參與，更應全力支持肯定公投生活化的參選人，讓台灣的民主政治能夠更為提升。</text:span></text:p>
      <text:p text:style-name="P7"><text:span text:style-name="T4">賴清德說，過去他與牧師高俊明等人曾以絕食行動共同推動公投立法，公投法通過後，他也針對其中窒礙難行的條文提出釋憲，並要求再度修法使其完備，「直接民權」是憲法保障的基本權利，真正值得讚賞的民主政治，是人民擁有作主的權利，一個好的政府，要能傾聽民眾的聲音，為民眾的幸福來努力。</text:span></text:p>
      <text:p text:style-name="P7"><text:span text:style-name="T4">賴清德承諾，未來若擔任市長，針對都市發展或市政規劃，將交由市民共同決定，促進公民參與，深化台灣民主價值，而他也對林義雄先生帶領的團體，用行動表達出他們愛台灣的想法與努力，給予高度認同與支持，呼籲台灣的人民站出來，勇敢表達出自己的想法，讓台灣成為一個令人讚賞的民主國家。</text:span></text:p>
      <text:p text:style-name="P5"><text:span text:style-name="T4">陳真 | 2010.11.15 15:46 | </text:span><text:span text:style-name="T5">#</text:span></text:p>
      <text:p text:style-name="P6"><text:span text:style-name="T4">林義雄講話越來越幽默了...</text:span></text:p>
      <text:p text:style-name="P6"><text:span text:style-name="T4">============</text:span><text:span text:style-name="T6"><text:line-break/></text:span><text:span text:style-name="T4">高雄市／林義雄相挺 菊：拚過半顧台灣</text:span></text:p>
      <text:p text:style-name="P6"><text:span text:style-name="T4">日期:2010/11/15 09:45 記者楊濡嘉／高雄報導</text:span></text:p>
      <text:p text:style-name="P6"><text:span text:style-name="T4">民進黨高雄市長候選人陳菊昨天和市議員候選人競選團隊以「五都全勝利、全國總動員」造勢大會方式，誓師出發。</text:span></text:p>
      <text:p text:style-name="P6"><text:span text:style-name="T4">陳菊競選總部主任委員林義雄喊出此次選舉是「民主與反民主的選擇」，陳菊則高喊「拚過半，顧台灣」。</text:span><text:span text:style-name="T6"><text:line-break/></text:span></text:p>
      <text:p text:style-name="P5"><text:span text:style-name="T4">陳真 | 2010.11.14 19:11 | </text:span><text:span text:style-name="T5">#</text:span></text:p>
      <text:p text:style-name="P7"><text:span text:style-name="T4">我舉一些過去 "萬惡的國民黨" 的例子,或許會讓愛台灣的人聽了比較高興,進而能聽懂一些連阿西都該聽懂的話.</text:span></text:p>
      <text:p text:style-name="P7"><text:span text:style-name="T4">幾十年前,你罵國民黨不民主,人們就會反駁或反唇相譏說國民黨政府哪裏不好哪一點不民主!? 這其實就跟你說豬八戒好醜,豬八戒的支持者們就會憤怒勇猛地跳出來反駁說: "豬八戒哪一點醜你說說看!甚至還會罵你不多做功課,不去研究康德美學,就亂說人家豬八戒醜,豬八戒日報明明有寫說豬八戒是個大帥哥."</text:span></text:p>
      <text:p text:style-name="P7"><text:span text:style-name="T4">這時候,你只能啞口無言,因為你知道遇到一個阿西了. 對於阿西,你還能說些什麼呢? 豬八戒醜不醜,看了就知道,若你還得做什麼功課,然後枝枝節節ggyy講一堆,那我們會懷疑你的智商.</text:span></text:p>
      <text:p text:style-name="P7"><text:span text:style-name="T4">同樣地,綠營及其綠色媒體整天造謠說謊而且言行不一,這也需要舉例或討論嗎?</text:span></text:p>
      <text:p text:style-name="P7"><text:span text:style-name="T4">一個人既然生而為人,就該有點 "人" 的氣度樣貌,要多些大腦,要有點格調,別窩囊.</text:span></text:p>
      <text:p text:style-name="P7"><text:span text:style-name="T4">一家報社或電視台,當他講的話十句錯了九句半,只有 "出刊日期" 是唯一正確的資訊時,不但不感到可恥,反倒趾高氣揚地怪說別人怎麼不來糾正他? 或怪說別人怎麼不傳真到我的辦公室而傳到另一個辦公室? 或怪說怎麼不周一到周五傳卻要周六日傳等等時,這不會很好笑嗎?</text:span></text:p>
      <text:p text:style-name="P7"><text:span text:style-name="T4">董事長無權無勢,巴勒網亦只是小貓兩三隻的業餘組合,之所以言行還有點影響力,不過就是一個 "信" 字. 我們不敢說所有資料百分之百正確,但能保證所有資料或言論力求真實,絕不會為了某種所謂高貴的目的而有一絲扭曲.</text:span></text:p>
      <text:p text:style-name="P7"><text:span text:style-name="T4">面對其他所謂同志也一樣,即便大家目標一致,但手段錯就是錯,資料錯就是錯,只有很低能很窩囊的人,才會有那樣一種包庇我方錯誤或甚至讚揚我方卑鄙手段的心態.</text:span></text:p>
      <text:p text:style-name="P7"><text:span text:style-name="T4">如果你真的在乎某個目標或運動,那你就更應該在乎該運動內部的乾淨與正直,因為卑鄙齷齪的手段恰恰是自我摧毀的最快途徑.</text:span></text:p>
      <text:p text:style-name="P7"><text:span text:style-name="T4">一個人,如果真的在乎某個目標或運動,那他與其整天在一旁像條狗似地為政客為政治奸商咬人或猛搖尾巴,不如真正深入去從事那個你所謂的偉大運動,去當一個局內人,而不是在一旁沒臉沒面地當個什麼 "網友" 為人搖旗吶喊,更不是當一條狗. 那真的很沒出息.</text:span></text:p>
      <text:p text:style-name="P5"><text:span text:style-name="T4">張郁其 | 2010.11.14 10:07 | </text:span><text:span text:style-name="T5">#</text:span></text:p>
      <text:p text:style-name="P6"><text:span text:style-name="T4">好了, 以下全是陸委會自己的說詞了, 到底是陳會英說謊, 還是施威全說謊? 7月6日傳真? 當時傳真電話是上網找的, 還會找到11月7日以後才建立的網頁? 要欺壓人鬥臭人也不要這樣凸槌! 施威全說他是在家傳的, 傳真電話還和陳會英說的不一樣, 通聯紀錄為何不敢拿出來? 還自己說傳通了, 老一輩有說過,不要亂給人作保, 若施威全說謊, 那麼前幾天仁兄為施大人的人格大作保, 恐怕連你自己的信用都要破產了, 不必提到什麼深度或高度了</text:span></text:p>
      <text:p text:style-name="P6"><text:span text:style-name="T4">--------------------------------------------------</text:span></text:p>
      <text:p text:style-name="P6"><text:span text:style-name="T4">陸委會文教處長陳會英10日上午到國民黨團召開記者會，指稱陸委會同仁在7月5日發現鄭弘儀在大話新聞節目中提及補助陸生3萬的政策，當時同仁有打節目的澄清專線，但是當時打不進去，所以陸委會在6日就傳真相關新聞稿到三立大話新聞節目。</text:span></text:p>
      <text:p text:style-name="P6"><text:span text:style-name="T6"><text:line-break/></text:span><text:span text:style-name="T4">為了證明所言屬實，陳會英還當場公布當日撥打的傳真號碼，資料上顯示陸委會在7月6日晚上9點22分，撥打傳真號碼（02)87927101共計1次的傳真記錄，不過三立電視台卻質疑，大話新聞的傳真號碼是（02)87927107，並不是陸委會撥打的（02)87927101。</text:span></text:p>
      <text:p text:style-name="P6"><text:span text:style-name="T6"><text:line-break/></text:span><text:span text:style-name="T4">而陸委會為了證明資料來源正確，還附上網路Google的兩筆搜尋資料，資料上寫明大話新聞「報（爆）料」專線87927101，「給鄭弘儀溫暖！一通電話、一束鮮花送到三立！Facebook」，但是這網頁卻是在鄭弘儀粗口事件之後才有的網站，</text:span></text:p>
      <text:p text:style-name="P6"><text:span text:style-name="T4">「搶救台灣行動聯盟」昨晚(2010/11/7)在台中市干城公園舉辦319鄉鎮公民行動巡迴演講，鄭弘儀上台助講時批評執政黨，還爆粗口，引起側目。2010-11-08 新聞速報 【中央社】</text:span></text:p>
      <text:p text:style-name="P6"><text:span text:style-name="T4">------------------------------------------------</text:span><text:span text:style-name="T6"><text:line-break/></text:span><text:span text:style-name="T4">東森新聞╱東森新聞 2010-11-11 12:35</text:span><text:span text:style-name="T6"><text:line-break/></text:span><text:span text:style-name="T4">陸委會秘書處簡祕施威全：「在當天我就從我住家的傳真機，按照大話新聞刊在螢幕上傳真號碼，就傳過去了。我是在當天晚上9點50分03秒傳的傳真，這個傳真到50分45秒結束；第二封傳真是在9點52分13秒傳的，在52分52秒結束，我相信電視公司有整個紀錄，絕對會完全符合，該做的都做了。」</text:span></text:p>
      <text:p text:style-name="P8"><text:span text:style-name="T4"/></text:p>
      <text:p text:style-name="P5"><text:span text:style-name="T4">陳真 | 2010.11.14 01:31 | </text:span><text:span text:style-name="T5">#</text:span></text:p>
      <text:p text:style-name="P7"><text:span text:style-name="T4">人物：緬甸反對派領導人昂山素季</text:span></text:p>
      <text:p text:style-name="P7"><text:span text:style-name="T4">BBC中文網</text:span><text:span text:style-name="T6"><text:line-break/></text:span><text:span text:style-name="T4">2010年 11月 13日</text:span></text:p>
      <text:p text:style-name="P7"><text:span text:style-name="T4">昂山素季在過去20年的大部分時間裏一直被軟禁</text:span></text:p>
      <text:p text:style-name="P7"><text:span text:style-name="T4">昂山素季現年65歲，由於多年來為緬甸實現民主而努力，在過去20年的大部分時間裏她一直被該國軍政府軟禁。</text:span></text:p>
      <text:p text:style-name="P7"><text:span text:style-name="T4">與南非前領導人曼德拉一樣，身為緬甸反對派領導人的昂山素季已經成為和平反抗壓迫的國際象徵。</text:span></text:p>
      <text:p text:style-name="P7"><text:span text:style-name="T4">1990年，昂山素季領導的全國民主聯盟在緬甸大選中贏得壓倒性勝利，但是被軍政府宣佈無效。</text:span></text:p>
      <text:p text:style-name="P7"><text:span text:style-name="T4">昂山素季在1991年獲得諾貝爾和平獎。當時的諾貝爾和平獎委員會主席稱昂山素季為「無權者的突出典範」。</text:span></text:p>
      <text:p text:style-name="P7"><text:span text:style-name="T4">緬甸在上個星期日舉行了20年來的首次大選，軍政府支持的政黨獲得了壓倒性勝利。</text:span></text:p>
      <text:p text:style-name="P7"><text:span text:style-name="T4">昂山素季宣佈抵制了這次大選，此舉受到一些批評。</text:span></text:p>
      <text:p text:style-name="P7"><text:span text:style-name="T4">她領導的緬甸全國民主聯盟認為，選舉既不自由也不公平，因此決定棄權。</text:span></text:p>
      <text:p text:style-name="P7"><text:span text:style-name="T4">在新的選舉法之下，全國民主聯盟被迫解散。</text:span></text:p>
      <text:p text:style-name="P7"><text:span text:style-name="T4">政治家譜</text:span></text:p>
      <text:p text:style-name="P7"><text:span text:style-name="T4">昂山素季是緬甸獨立英雄昂山將軍的女兒。</text:span></text:p>
      <text:p text:style-name="P7"><text:span text:style-name="T4">1947年7月，昂山將軍在緬甸過渡期被暗殺，當時距緬甸獨立只有6個月之遙。那一年，昂山素季只有兩歲。</text:span></text:p>
      <text:p text:style-name="P7"><text:span text:style-name="T4">1960年代，昂山素季跟隨擔任駐印度大使的母親一起前往印度。</text:span></text:p>
      <text:p text:style-name="P7"><text:span text:style-name="T4">4年後，她來到英國牛津大學，學習哲學、政治和經濟學，並在那裏認識她的丈夫阿里斯。</text:span></text:p>
      <text:p text:style-name="P7"><text:span text:style-name="T4">在日本和不丹工作和生活之後，昂山素季在英國定居，撫養兩個兒子。</text:span></text:p>
      <text:p text:style-name="P7"><text:span text:style-name="T4">1947年，昂山素季（中）與父母和兩位兄弟合影。</text:span><text:span text:style-name="T6"><text:line-break/></text:span><text:span text:style-name="T4">但是，緬甸一直都在她的心中。</text:span></text:p>
      <text:p text:style-name="P7"><text:span text:style-name="T4">1988年，昂山素季返回緬甸照顧病重的母親時，該國正在經歷重大政治動蕩。</text:span></text:p>
      <text:p text:style-name="P7"><text:span text:style-name="T4">成千上萬的學生、公務員和僧侶走上街頭，要求民主改革。</text:span></text:p>
      <text:p text:style-name="P7"><text:span text:style-name="T4">1988年8月26日，昂山素季在仰光的一次演說中表示：「作為昂山將軍的女兒，我不能對當前的情況無動於衷」。</text:span></text:p>
      <text:p text:style-name="P7"><text:span text:style-name="T4">她很快被人們推舉為領袖，反抗吳奈溫將軍的獨裁統治。</text:span></text:p>
      <text:p text:style-name="P7"><text:span text:style-name="T4">受到美國民權領袖馬丁·路德·金和印度聖雄·甘地的激勵，昂山素季在緬甸全國範圍內組織遊行集會，呼籲進行和平的民主改革、舉行自由的選舉。</text:span></text:p>
      <text:p text:style-name="P7"><text:span text:style-name="T4">但是，遊行活動遭到同年9月取得政權的緬甸軍政府的殘酷鎮壓。</text:span></text:p>
      <text:p text:style-name="P7"><text:span text:style-name="T4">軍政府在1990年5月舉行大選，儘管昂山素季本人當時正被軟禁且被剝奪參選資格，她領導的全國民主聯盟贏得了勝利。</text:span></text:p>
      <text:p text:style-name="P7"><text:span text:style-name="T4">緬甸軍政府拒絕移交權力，一直執政到今天。</text:span></text:p>
      <text:p text:style-name="P7"><text:span text:style-name="T4">軟禁歲月</text:span></text:p>
      <text:p text:style-name="P7"><text:span text:style-name="T4">昂山素季在仰光被軟禁了6年，1995年7月獲釋。</text:span></text:p>
      <text:p text:style-name="P7"><text:span text:style-name="T4">然而，2000年9月，當她試圖打破旅行限制前往曼德勒市的時候，再次遭到軟禁。</text:span></text:p>
      <text:p text:style-name="P7"><text:span text:style-name="T4">2002年5月昂山素季被無條件釋放，但僅僅一年多之後，就因為她的支持者與政府支持的暴民發生衝突而被投入監獄。</text:span></text:p>
      <text:p text:style-name="P7"><text:span text:style-name="T4">隨後，她被允許回家，但是繼續被軟禁，直到這次獲得自由。</text:span></text:p>
      <text:p text:style-name="P7"><text:span text:style-name="T4">軟禁期間，昂山素季利用時間學習和鍛煉：學日語、法語，並演奏鋼琴。</text:span></text:p>
      <text:p text:style-name="P7"><text:span text:style-name="T4">最近幾年，她被允許會見全國民主聯盟的其他領導人以及一些外國外交官。</text:span></text:p>
      <text:p text:style-name="P7"><text:span text:style-name="T4">儘管如此，昂山素季沒有被允許會見她的丈夫和兒子們。</text:span></text:p>
      <text:p text:style-name="P7"><text:span text:style-name="T4">她的丈夫於1999年因癌症去世。緬甸軍政府當局當時同意她前往英國看望，但是她擔心再也無法返回緬甸，因此沒有成行。</text:span></text:p>
      <text:p text:style-name="P7"><text:span text:style-name="T4">昂山素季至今還沒有見過自己的孫輩。</text:span></text:p>
      <text:p text:style-name="P5"><text:span text:style-name="T4">陳真 | 2010.11.14 01:27 | </text:span><text:span text:style-name="T5">#</text:span></text:p>
      <text:p text:style-name="P6"><text:span text:style-name="T4">這裏有翁山蘇姬獲釋後的一張照片:</text:span></text:p>
      <text:p text:style-name="P6"><text:span text:style-name="T4">http://www.bbc.co.uk/zhongwen/trad/world/2010/11/101113_angsan_release_reaction.shtml</text:span></text:p>
      <text:p text:style-name="P5"><text:span text:style-name="T4">陳真 | 2010.11.14 01:07 | </text:span><text:span text:style-name="T5">#</text:span></text:p>
      <text:p text:style-name="P7"><text:span text:style-name="T4">翁山蘇姬獲釋...</text:span></text:p>
      <text:p text:style-name="P7"><text:span text:style-name="T4">http://www.guardian.co.uk/world/2010/nov/13/aung-san-suu-kyi-burma</text:span></text:p>
      <text:p text:style-name="P5"><text:span text:style-name="T4">良哲 | 2010.11.14 00:07 | </text:span><text:span text:style-name="T5">#</text:span></text:p>
      <text:p text:style-name="P6"><text:span text:style-name="T4">幾本有意思的書，還沒能寫什麼簡介出來，先把書目貼在這兒吧。</text:span></text:p>
      <text:p text:style-name="P6"><text:span text:style-name="T4">現代巴勒斯坦史 A History of Modern Palestine</text:span></text:p>
      <text:p text:style-name="P6"><text:span text:style-name="T4">* 作者：[以色列]艾蘭‧佩普</text:span><text:span text:style-name="T6"><text:line-break/></text:span><text:span text:style-name="T4">* 原文作者：Ilan Pappe</text:span><text:span text:style-name="T6"><text:line-break/></text:span><text:span text:style-name="T4">* 譯者：王健 秦穎 羅銳</text:span><text:span text:style-name="T6"><text:line-break/></text:span><text:span text:style-name="T4">* 出版社：上海人民出版社</text:span><text:span text:style-name="T6"><text:line-break/></text:span><text:span text:style-name="T4">* 出版日期：2010年05月01日</text:span><text:span text:style-name="T6"><text:line-break/></text:span><text:span text:style-name="T4">* 語言：簡體中文 ISBN：9787208091849</text:span><text:span text:style-name="T6"><text:line-break/></text:span><text:span text:style-name="T4">* 裝訂：平裝</text:span></text:p>
      <text:p text:style-name="P6"><text:span text:style-name="T4">哭泣的橄欖樹 Mornings in Jenin</text:span></text:p>
      <text:p text:style-name="P6"><text:span text:style-name="T4">* 作者：蘇珊．阿布哈瓦</text:span><text:span text:style-name="T6"><text:line-break/></text:span><text:span text:style-name="T4">* 原文作者：Susan Abulhawa</text:span><text:span text:style-name="T6"><text:line-break/></text:span><text:span text:style-name="T4">* 譯者：鄧伯宸</text:span><text:span text:style-name="T6"><text:line-break/></text:span><text:span text:style-name="T4">* 出版社：立緒</text:span><text:span text:style-name="T6"><text:line-break/></text:span><text:span text:style-name="T4">* 出版日期：2010年09月07日</text:span><text:span text:style-name="T6"><text:line-break/></text:span><text:span text:style-name="T4">* 語言：繁體中文 ISBN：9789866513299</text:span><text:span text:style-name="T6"><text:line-break/></text:span><text:span text:style-name="T4">* 裝訂：平裝</text:span></text:p>
      <text:p text:style-name="P6"><text:span text:style-name="T4">回家：橄欖油與無花果樹的記憶</text:span></text:p>
      <text:p text:style-name="P6"><text:span text:style-name="T4">* 作者：穆里．巴爾古提</text:span><text:span text:style-name="T6"><text:line-break/></text:span><text:span text:style-name="T4">* 原文作者：Mourid Barghouti</text:span><text:span text:style-name="T6"><text:line-break/></text:span><text:span text:style-name="T4">* 譯者：陳逸如</text:span><text:span text:style-name="T6"><text:line-break/></text:span><text:span text:style-name="T4">* 出版社：馬可孛羅</text:span><text:span text:style-name="T6"><text:line-break/></text:span><text:span text:style-name="T4">* 出版日期：2007年11月01日</text:span><text:span text:style-name="T6"><text:line-break/></text:span><text:span text:style-name="T4">* 語言：繁體中文 ISBN：9789867247636</text:span></text:p>
      <text:p text:style-name="P6"><text:span text:style-name="T4">漫步巴勒斯坦</text:span></text:p>
      <text:p text:style-name="P6"><text:span text:style-name="T4">* 作者：(巴勒)舍哈德</text:span><text:span text:style-name="T6"><text:line-break/></text:span><text:span text:style-name="T4">* 原文作者：Raja Shehadeh</text:span><text:span text:style-name="T6"><text:line-break/></text:span><text:span text:style-name="T4">* 出版社：新星出版社</text:span><text:span text:style-name="T6"><text:line-break/></text:span><text:span text:style-name="T4">* 出版日期：2010年08月01日</text:span><text:span text:style-name="T6"><text:line-break/></text:span><text:span text:style-name="T4">* 語言：簡體中文 ISBN：9787802259805</text:span></text:p>
      <text:p text:style-name="P6"><text:span text:style-name="T4">我們一家陌生人 Strangers in the House</text:span></text:p>
      <text:p text:style-name="P6"><text:span text:style-name="T4">* 作者：拉加．薛哈德</text:span><text:span text:style-name="T6"><text:line-break/></text:span><text:span text:style-name="T4">* 原文作者：Raja Shehadeh</text:span><text:span text:style-name="T6"><text:line-break/></text:span><text:span text:style-name="T4">* 譯者：郭品潔</text:span><text:span text:style-name="T6"><text:line-break/></text:span><text:span text:style-name="T4">* 出版社：聯經出版公司</text:span><text:span text:style-name="T6"><text:line-break/></text:span><text:span text:style-name="T4">* 出版日期：2010年09月30日</text:span><text:span text:style-name="T6"><text:line-break/></text:span><text:span text:style-name="T4">* 語言：繁體中文 ISBN：9789570836721</text:span><text:span text:style-name="T6"><text:line-break/></text:span><text:span text:style-name="T4">* 裝訂：平裝</text:span></text:p>
      <text:p text:style-name="P6"><text:span text:style-name="T4">薩依德的流亡者之書：最後一片天空消失之後的巴勒斯坦 After the Last Sky / Palestinian Lives</text:span></text:p>
      <text:p text:style-name="P6"><text:span text:style-name="T4">* 作者：愛德華．薩依德</text:span><text:span text:style-name="T6"><text:line-break/></text:span><text:span text:style-name="T4">* 原文作者：Edward W. Said</text:span><text:span text:style-name="T6"><text:line-break/></text:span><text:span text:style-name="T4">* 繪者：摩爾Jean Mohr/攝影</text:span><text:span text:style-name="T6"><text:line-break/></text:span><text:span text:style-name="T4">* 譯者：梁永安</text:span><text:span text:style-name="T6"><text:line-break/></text:span><text:span text:style-name="T4">* 出版社：立緒</text:span><text:span text:style-name="T6"><text:line-break/></text:span><text:span text:style-name="T4">* 出版日期：2010年05月10日</text:span><text:span text:style-name="T6"><text:line-break/></text:span><text:span text:style-name="T4">* 語言：繁體中文 ISBN：9789866513220</text:span><text:span text:style-name="T6"><text:line-break/></text:span><text:span text:style-name="T4">* 裝訂：平裝</text:span></text:p>
      <text:p text:style-name="P6"><text:span text:style-name="T4">遠離煙硝：以色列與巴勒斯坦 Israel and Palestine：Out of the Ashes</text:span><text:span text:style-name="T6"><text:line-break/></text:span><text:span text:style-name="T4">(原書名中譯為《一個猶太人的反省》)</text:span><text:span text:style-name="T6"><text:line-break/></text:span><text:span text:style-name="T4">* 作者：馬克．艾里斯</text:span><text:span text:style-name="T6"><text:line-break/></text:span><text:span text:style-name="T4">* 原文作者：Marc H. Ellis</text:span><text:span text:style-name="T6"><text:line-break/></text:span><text:span text:style-name="T4">* 譯者：梁永安</text:span><text:span text:style-name="T6"><text:line-break/></text:span><text:span text:style-name="T4">* 出版社：立緒</text:span><text:span text:style-name="T6"><text:line-break/></text:span><text:span text:style-name="T4">* 出版日期：2010年05月10日</text:span><text:span text:style-name="T6"><text:line-break/></text:span><text:span text:style-name="T4">* 語言：繁體中文 ISBN：9789866513244</text:span><text:span text:style-name="T6"><text:line-break/></text:span><text:span text:style-name="T4">* 裝訂：平裝</text:span></text:p>
      <text:p text:style-name="P6"><text:span text:style-name="T4">文化與抵抗：「巴勒斯坦之音」的絕響 Culture and Resistance： Conversations With Edward W. Said</text:span></text:p>
      <text:p text:style-name="P6"><text:span text:style-name="T4">* 作者：愛德華‧薩依德/口述，巴薩米安/文字</text:span><text:span text:style-name="T6"><text:line-break/></text:span><text:span text:style-name="T4">* 原文作者：Edward W. Said、David Barsamian</text:span><text:span text:style-name="T6"><text:line-break/></text:span><text:span text:style-name="T4">* 譯者：梁永安</text:span><text:span text:style-name="T6"><text:line-break/></text:span><text:span text:style-name="T4">* 出版社：立緒</text:span><text:span text:style-name="T6"><text:line-break/></text:span><text:span text:style-name="T4">* 出版日期：2004年07月22日</text:span><text:span text:style-name="T6"><text:line-break/></text:span><text:span text:style-name="T4">* 語言：繁體中文 ISBN：986741604X</text:span><text:span text:style-name="T6"><text:line-break/></text:span><text:span text:style-name="T4">* 裝訂：平裝</text:span></text:p>
      <text:p text:style-name="P5"><text:span text:style-name="T4">陳真 | 2010.11.14 00:00 | </text:span><text:span text:style-name="T5">#</text:span></text:p>
      <text:p text:style-name="P7"><text:span text:style-name="T4">底下這位施主究竟寫了些什麼,老實說我只用速讀瞄了一秒鐘就沒看了. 就好像一個絲毫不會彈琴的人,你不用聽他彈完整首曲子就可以直接打零分了. 一顆臭雞蛋,你也不用整顆吃完才知道這蛋是壞的. 原因很簡單,因為從一個句子一個音符就能看出一種水平.</text:span></text:p>
      <text:p text:style-name="P7"><text:span text:style-name="T4">蠢蛋如此,天才也一樣,幾年前我從不知道誰是Sokurov,第一次看到他的電影是看到他拍的 "The Sun" 的電影預告片,我看到銀幕上一個黑夜中的一排車燈,僅僅大約兩秒鐘的畫面,我就跟學姐講說這人是亙古罕見的天才,比Emir Kusturica比高達都還更勝一籌. 後來跑去看了The Sun 之後,更印證了當初的判斷.</text:span></text:p>
      <text:p text:style-name="P7"><text:span text:style-name="T4">這道理很簡單,一個人若非有著某種深度或高度,他斷然不可能拍出某個畫面或寫出某個句子. 同樣地,一個人除非蠢到爆,否則他也不可能好意思寫出那麼蠢的句子. 換成是我是那樣一些句子或鏡頭的主人,我會羞愧得按LP自殺.</text:span></text:p>
      <text:p text:style-name="P7"><text:span text:style-name="T4">我在台北唸高中,每天在中華路南站和一堆金甌的一起搭公車上下學,經常走路經過台北火車站. 陳婉真和陳鼓應及康寧祥等人當時出來競選,批評國民黨獨裁霸道,每天走過台北火車站地下道,你會看到牆上一路掛著由愛國民眾 "自動自發" 所寫的白布條,上面大字寫著: "槍斃陳婉真" "槍斃康寧祥",小字則寫著我們多麼幸福多麼民主,"為什麼他們要破壞我們的社會?" 之類.</text:span></text:p>
      <text:p text:style-name="P7"><text:span text:style-name="T4">上了大學也一樣, 幾乎都是以一敵百. 你批評說數十年戒嚴傷害人權違反民主原則,清一色愛國心切的同學們(現在他們幾乎全是綠色的,愛國改成 "愛台灣" 了)就罵你說: "政府不民主? 不民主還能容許你這樣污衊政府?!" "政府沒人權? 沒人權早就把你這種害群之馬給槍斃了!" "政府不給你自由? 那請問是誰讓你來唸醫科?"</text:span></text:p>
      <text:p text:style-name="P7"><text:span text:style-name="T4">面對千篇一律是這樣的句型,你還會想看他們究竟寫了些或說了些什麼嗎? 從第一個句子第一個鏡頭,你就能知道對方的水平如何. 難道你還真的能進入他們的蠢話之中去討論和分析?</text:span></text:p>
      <text:p text:style-name="P5"><text:span text:style-name="T4">陳真 | 2010.11.13 22:38 | </text:span><text:span text:style-name="T5">#</text:span></text:p>
      <text:p text:style-name="P6"><text:span text:style-name="T4">24年前,鄭南榕發起歷史上第一次大規模群眾示威,大夥一百多人,聚集龍山寺,準備前往總統府,要求解除戒嚴.</text:span></text:p>
      <text:p text:style-name="P6"><text:span text:style-name="T4">在戒嚴令底下,參與這樣的活動是唯一死刑罪. 我是這抗爭活動裏頭唯一一名學生,跟許多人一樣,出發前夕寫下遺書,因為你根本不知道還回不回得來.</text:span></text:p>
      <text:p text:style-name="P6"><text:span text:style-name="T4">幾年前回到台灣,我發現,這段發生在1986年519的 "反戒嚴綠色行動" 已經變成政治正確,變成政客藉以收割政治資源的工具,變成姪子姪女所唸的教科書或課堂上講述的英勇歷史事蹟.</text:span></text:p>
      <text:p text:style-name="P6"><text:span text:style-name="T4">姪子姪女們都已唸完或正在唸研究所,但他們至今都還不知道當年舉著 "反戒嚴抗蔣家" 的白布條,"蔣" 字頭上那個戴著大黑框眼鏡的人就是叔叔.</text:span></text:p>
      <text:p text:style-name="P6"><text:span text:style-name="T4">最近搬家,找出大批黨外時期所拍的歷史性照片和影帶(這回我絕對不會再捐給慈林了),看著這些影像,總有說不出的感慨,四分之一個世紀的高貴與卑鄙,種種恩怨情仇,實非局外人所能想像. 局裏是一個樣,到了局外卻又是另一個樣. 旁觀者道聽途說搖旗吶喊,實在蠢之又蠢.</text:span></text:p>
      <text:p text:style-name="P6"><text:span text:style-name="T4">24年的時光說長不長,但也足以沉澱種種是非善惡. 當年校外有警備總部,有調查局,有什麼憲調組,高醫校內則有所謂 "安全室",由一名滿臉橫肉面目猙獰的特務掌管,我記得這些SPY常笑罵說: "高醫(師生)三千多票對你一票." 我總是默然以對,有一次我聽了不耐其煩,回應說: "幾票對一票都一樣,真理不靠多數決".</text:span></text:p>
      <text:p text:style-name="P6"><text:span text:style-name="T4">歷史真的很像月經,每隔一段時間就重覆地來折磨一下. 那些感嘆生不逢時沒機會當烈士的人,事實上下一回合的歷史早在前方等著.</text:span></text:p>
      <text:p text:style-name="P6"><text:span text:style-name="T4">重點是: 什麼樣的人似乎就註定扮演什麼樣的角色,我至今從未見過例外. 每個人似乎總是恰如其分地扮演他所應扮演的角色,共同成就一齣戲,而這戲的真實樣貌,眾口紛紜,唯天知曉.</text:span></text:p>
      <text:p text:style-name="P5"><text:span text:style-name="T4">陳真 | 2010.11.13 21:41 | </text:span><text:span text:style-name="T5">#</text:span></text:p>
      <text:p text:style-name="P7"><text:span text:style-name="T4">二十幾年前,就在我因為政治而走投無路家破人亡時,宿舍門口角落甚至還得固定藏著一把刀,以備萬一被暴力攻擊時可自衛. 就在那樣一種彷彿看不到明天的時代背景下,有一天,聽到一位學妹對我身旁同學發出長長一個嘆息,學妹嘆息說,她 "好羨慕林覺民哦~~,好動人的情操~~可惜我們現在是民主時代,都沒機會當烈士,沒機會像林覺民他們這樣浪漫了~~"</text:span></text:p>
      <text:p text:style-name="P7"><text:span text:style-name="T4">學妹講著講著,有沒有流下兩行嬌滴滴的眼淚我忘了,我只記得我轉頭看了她一眼,本想對她說些什麼,但估計說了也只是自取其辱,所以沒說. 但二十幾年過去了,我倒是一直記得這位學妹的嘆息.</text:span></text:p>
      <text:p text:style-name="P7"><text:span text:style-name="T4">我甚至可大膽斷言,這位學妹過去忠黨愛國,現在八成還是忠黨愛國,差別只是顏色及黨名和國名換了而已,但忠黨愛國的智能和道德水平是不太會改變的.</text:span></text:p>
      <text:p text:style-name="P7"><text:span text:style-name="T4">跟這學妹一樣,很多人常感嘆自己太年輕,沒有趕上某個所謂偉大的年代. 但他們其實錯了,想當烈士永不嫌遲; 想看糟蹋忠良的暴民及黨棍嘴臉,更是比過去那個年代還要多得多,一樣的措詞,一樣的思維,一樣的品性,幾乎就像基因複製一樣,毫無差別.</text:span></text:p>
      <text:p text:style-name="P7"><text:span text:style-name="T4">還是老話,差別只是在於顏色. 過去是藍天底下氾濫成災,現在則是蠕蠕而動滿佈綠地,事實上都是同一種缺乏大腦與心靈的生物.</text:span></text:p>
      <text:p text:style-name="P5"><text:span text:style-name="T4">陳真 | 2010.11.13 21:17 | </text:span><text:span text:style-name="T5">#</text:span></text:p>
      <text:p text:style-name="P6"><text:span text:style-name="T4">我常納悶,如果遇到學生是像施主這樣一種水平,當老師的要怎麼教? 恐怕只能無語問蒼天.</text:span></text:p>
      <text:p text:style-name="P6"><text:span text:style-name="T4">這其實跟聯考分數並沒有直接關係,台大醫科分數最高,但令人無語問蒼天的情況依然. 這似乎是一種文化. 簡單說就是很多台灣人的智能其實比蛆好不了多少,雖有大腦這項器官,但卻純粹裝飾用,沒啥功能. 換句話說,我發現有這樣一種 culture-related IQ,也就是IQ本身受制於某種文化因而在根本上(radically)影響其應有的表現功能.</text:span></text:p>
      <text:p text:style-name="P6"><text:span text:style-name="T4">西方學生知識並不豐富,但你能感覺得出他的腦子是活的,而台灣學生卻很可能腦袋裏或電腦硬碟塞滿一堆死資料,但他卻無法理解之,更不用說消化應用進而春蠶吐出絲來,反倒是垃圾進垃圾出,吃進一堆垃圾,然後也原封不動吐出一堆垃圾.</text:span></text:p>
      <text:p text:style-name="P6"><text:span text:style-name="T4">即便是這樣,其實也不是什麼問題,畢竟智能實在不是我所恭維的一種人生項目. 高中畢業紀念冊上,董事長就留了這樣一句膾炙人口的臨別感言: "所有人都是白癡,頂多只是大白癡或小白癡的差別."</text:span></text:p>
      <text:p text:style-name="P6"><text:span text:style-name="T4">簡單說: 有些人笨到還能忍受,有些人則笨得驚人. 最驚人的當然是這樣一種人,而且數量頗多,那就是: 笨得不會抓癢,但他卻顧盼自雄,頗為得意,似乎絲毫無法察覺自己的智能多麼嚇人.</text:span></text:p>
      <text:p text:style-name="P6"><text:span text:style-name="T4">這樣一種人,事實上已經不只是智能問題,更是一種道德問題了. 我一直相信,一個人至少得具備某種品性某種良善,才有可能適當地意識到自己在智能或道德或各項能力與言行等各方面是處於一個什麼樣的水平.</text:span></text:p>
      <text:p text:style-name="P6"><text:span text:style-name="T4">就在我唸高一那一年,我看到愛因斯坦講了一句話,感到非常震驚且深有同感. 他說,他 "相信道德和智能有著某種關聯性".</text:span></text:p>
      <text:p text:style-name="P6"><text:span text:style-name="T4">這當然並非說越是聰明就越有道德,而是說智能或道德絕非各自獨立. 也因此,當一個科學家也好,藝術家思想家文學家也罷,他不太可能心志敗德窩囊得很,但卻又能創造出一種動人的作品或發現某種深刻的科學真理或思想.</text:span></text:p>
      <text:p text:style-name="P6"><text:span text:style-name="T4">反之亦然,比方說莫札特或任何一個動人的音樂家,我不用派狗仔隊去調查他的品性,光是從他的作品,我們就能知道他有著什麼樣的心靈.</text:span></text:p>
      <text:p text:style-name="P6"><text:span text:style-name="T4">當一個人的作品甚至好到某種屬靈的層次時,我甚至會相信人間律法不足以規範這樣一個人,正如我們不可能規範或評價天使一樣. 上帝既然賦予他這樣的才華或聰明才智,他便是為上帝所揀選,他自有一套唯天知之的律法與規範.</text:span></text:p>
      <text:p text:style-name="P6"><text:span text:style-name="T4">我寫這一切當然不是寫給施主看,如果我相信讀者全是這樣一種水平,恐怕老早就按 LP 自殺,還寫個屁. 套句維根斯坦的話,我當然是 "寫給那些極少數跟我還呼吸著同樣空氣的人看",而不是寫給阿西看. 阿西不用看這些,看了有害無益反而血壓高.</text:span></text:p>
      <text:p text:style-name="P5"><text:span text:style-name="T4">張郁其 | 2010.11.13 11:21 | </text:span><text:span text:style-name="T5">#</text:span></text:p>
      <text:p text:style-name="P7"><text:span text:style-name="T4">再更正一次, 是33萬人不再鎖卡</text:span></text:p>
      <text:p text:style-name="P5"><text:span text:style-name="T4">張郁其 | 2010.11.13 11:18 | </text:span><text:span text:style-name="T5">#</text:span></text:p>
      <text:p text:style-name="P6"><text:span text:style-name="T4">對不起, 是23萬人不再鎖卡,不是37萬人, 手誤</text:span></text:p>
      <text:p text:style-name="P5"><text:span text:style-name="T4">張郁其 | 2010.11.13 11:16 | </text:span><text:span text:style-name="T5">#</text:span></text:p>
      <text:p text:style-name="P7"><text:span text:style-name="T4">奉勸大大要批評要做功課, 要二邊言論都看仔細,不要只聽片面之詞, 如果連真實都掌握不住, 遑論其他!!!</text:span><text:span text:style-name="T6"><text:line-break/></text:span><text:span text:style-name="T4">---------------------------------------------</text:span></text:p>
      <text:p text:style-name="P7"><text:span text:style-name="T4">60萬人健保卡遭鎖 吳揆：醫院不得拒絕就醫</text:span><text:span text:style-name="T6"><text:line-break/></text:span><text:span text:style-name="T4">鉅亨網新聞中心　(來源：中廣新聞網)　2010-09-02 18:04:24</text:span></text:p>
      <text:p text:style-name="P7"><text:span text:style-name="T4">全國目前有60多萬名民眾的健保卡遭到鎖卡，以致無法就醫。行政院長吳敦義今天指示，衛生署應儘速了解原因、研議解決對策，吳敦義並要求，對於健保卡遭鎖卻有就醫需求的民眾，醫院不得拒絕。（張德厚報導</text:span></text:p>
      <text:p text:style-name="P7"><text:span text:style-name="T4">苦勞網</text:span><text:span text:style-name="T6"><text:line-break/></text:span><text:span text:style-name="T4">2010/09/02 台灣醫療改革基金會</text:span><text:span text:style-name="T6"><text:line-break/></text:span><text:span text:style-name="T4">醫改會為60萬積欠健保費已鎖卡或即將被鎖卡的民眾請命</text:span><text:span text:style-name="T6"><text:line-break/></text:span><text:span text:style-name="T4">二代健保法雖初審通過「有經濟上之困難，積欠保險費者，健保局應主動協助，會同社政單位或委託民間相關專業團體，尋求社會資源協助。經查證及輔導後，得對有能力繳納，拒不繳納之民眾鎖卡。」然而，二代健保修法遭五都選舉拖累，延宕至年底再審，預計101年底通過落空。醫改會發文要求行政院吳敦義院長落實人權小組及監察院糾正案文建議，於二代健保法上路之空窗期前，督促各部會儘速研擬協助健保鎖卡民眾就醫權益救濟措施。</text:span><text:span text:style-name="T6"><text:line-break/></text:span><text:span text:style-name="T4">今(2)日，獲行政院長吳敦義於院會回應指示：「衛生署應儘速了解原因，研議解決對策，以保障弱勢民眾就醫權益；被鎖卡民眾若有就醫需求，醫院不應拒絕。」</text:span><text:span text:style-name="T6"><text:line-break/></text:span><text:span text:style-name="T4">檢附有關鎖卡，提供三項資料，請參考。</text:span><text:span text:style-name="T6"><text:line-break/></text:span><text:span text:style-name="T4">1、醫改會發文給行政院長吳敦義---建請建構幫助鎖卡民眾就醫權益機制</text:span><text:span text:style-name="T6"><text:line-break/></text:span><text:span text:style-name="T4">2、監察院糾正文---積欠保費鎖卡糾正案</text:span><text:span text:style-name="T6"><text:line-break/></text:span><text:span text:style-name="T4">3、醫改聰明就醫----繳不起健保費被鎖卡 卻突然生重病 該怎麼辦？（民眾自保）</text:span><text:span text:style-name="T6"><text:line-break/></text:span><text:span text:style-name="T4">醫改小叮嚀 一、為減少全民健保實施下，仍發生沒錢就醫的悲劇，上述資訊盼能協助廣為流傳。 二、若您或您的親友被鎖卡，利用上述資訊求助時，遇有任何不合理情事，歡迎來電或來信醫改會，讓我們更了解政府紓困措施實施現況，並促其改進。</text:span><text:span text:style-name="T6"><text:line-break/></text:span><text:span text:style-name="T4">法律扶助基金會總會（法扶）也非常關心被弱勢民眾被鎖卡問題，他們有些被鎖卡個案，法扶願意受訪，請聯絡吳君婷（律師）主任，電話02-23225255*135</text:span></text:p>
      <text:p text:style-name="P8"><text:span text:style-name="T4"/></text:p>
      <text:p text:style-name="P7"><text:span text:style-name="T4">*******************************************************</text:span><text:span text:style-name="T6"><text:line-break/></text:span><text:span text:style-name="T4">60萬人遭鎖卡？楊志良飆「大話」不求證：我深不以為然</text:span><text:span text:style-name="T6"><text:line-break/></text:span><text:span text:style-name="T4">更新日期:2010/11/12 15:44 政治中心／綜合報導</text:span><text:span text:style-name="T6"><text:line-break/></text:span><text:span text:style-name="T4">針對政論節目主持人鄭弘儀在節目中批評有60萬人健保卡遭到鎖卡，衛生署長楊志良今（12）日出面痛罵鄭弘儀發布錯誤訊息，「也不求證，也不請公務員（上節目）座談，想講啥就講啥？我對這些媒體深不以為然！」</text:span><text:span text:style-name="T6"><text:line-break/></text:span><text:span text:style-name="T4">鄭弘儀的政論節目「大話新聞」日前批評政府無視於60萬人健保卡被鎖卡，引發楊志良的不滿，楊志良昨日晚間比照「陸委會模式」，要求健保局專人將說明稿傳真大話新聞，還發出簡訊給媒體，抗議節目扭曲事實，就怕再度引發爭議。</text:span><text:span text:style-name="T6"><text:line-break/></text:span><text:span text:style-name="T4">楊志良說，健保局長戴桂英11月7日才剛宣布17萬兒童和16萬近貧戶不再鎖卡，國內各家媒體都有報導，但是「大話新聞」卻一再重複有60萬人被鎖卡，所以他要健保局連夜傳真到「大話新聞」，「免得他們說得天花亂墜」。</text:span></text:p>
      <text:p text:style-name="P7"><text:span text:style-name="T6"><text:line-break/></text:span><text:span text:style-name="T4">？？？？？</text:span></text:p>
      <text:p text:style-name="P7"><text:span text:style-name="T4">調出11月8日的錄影帶, 鄭弘儀是有根據聯合報, 唸出健保局長戴桂英講的那一段的, 啊不然楊志良是在灰什麼？只是提出後續問題, 有大赦嗎？還是不再鎖卡但仍要貧民還前欠款？後續如何處理？請政府提出說明, 但是等不到說明, 只等到傳真到別的部門, 再駡鄭弘儀惡劣不根據傳真稿更正！(事實是鄭已在節目中說過有37萬人不鎖卡了, 何需再更正？)</text:span></text:p>
      <text:p text:style-name="P7"><text:span text:style-name="T4">大話在11月12日晚拿出衛生署傳真稿, 證明衛生署又把傳真傳到別的部門的號碼, 但以前衛生署曾傳到大話的傳真號碼過, 為何這次郤傳到別支, 再來痛批大話不更正？</text:span></text:p>
      <text:p text:style-name="P7"><text:span text:style-name="T4">誰說謊？ 誰造假？ 誰在擾亂社會？ 誰在搞骯髒手段？ 誰的話不能聽？</text:span></text:p>
      <text:p text:style-name="P5"><text:span text:style-name="T4">陳真 | 2010.11.12 20:50 | </text:span><text:span text:style-name="T5">#</text:span></text:p>
      <text:p text:style-name="P6"><text:span text:style-name="T4">戒嚴時期,也就是二十幾年前,曾在黨外雜誌工作約一年多,雖然那時窮到跑去賣血,但我從黨外雜誌所賺的薪水和稿費,卻一毛也沒進自己的口袋,全部捐出,主要捐給台灣人權促進會.</text:span></text:p>
      <text:p text:style-name="P6"><text:span text:style-name="T4">那時的黨外雜誌利潤還不錯,而且言論越是辛辣銷路就越好,當某些事件發生時,雜誌社甚至可以大賺一筆. 言論內容是否屬實,似乎根本就不是重點,重點是如何煽動群眾情緒以增加雜誌銷售量;哪怕是純粹道聽途說的言論或甚至純粹空穴來風的瞎掰,照樣能寫得繪聲繪影彷彿自己親眼目睹他們如何數鈔票似的.</text:span></text:p>
      <text:p text:style-name="P6"><text:span text:style-name="T4">幾次我跟黨外同志們說起這個問題,他們都說我想太多了,有的說我們又沒有調查權,許多時候也只好用小人心度小人腹;有的則說萬惡的國民黨這麼壞,就算故意給他抹黑一下也沒什麼大不了. 於是,幾乎所有國民黨人全部成為貪官污吏,比如俞國華就被說貪污了五十億,至於我們的八百億外匯存底將全部落入國民黨高官的口袋,或是國民黨人如何一箱一箱把黃金運出國云云.然而這一切並非事實,反倒是扁家才幹過這樣的事.</text:span></text:p>
      <text:p text:style-name="P6"><text:span text:style-name="T4">我那時多多少少相信底下這樣的說法:萬惡的國民黨這麼壞,就算故意不小心給他抹黑造謠一下又何妨. 但我還是慢慢地感到不對勁,於是漸漸疏離. 畢竟錯就是錯,對就是對,就算一個罪該萬死的惡徒,我們也不該扣他任何不屬於他的罪名;更不該藉著造謠抹黑來發大財或藉此欺騙民心而當官或當上民代.</text:span></text:p>
      <text:p text:style-name="P6"><text:span text:style-name="T4">如果黨外這段經歷曾教給我什麼,那就是教我如何看清人性善惡,教我明白事情的基本原理. 一個卑鄙的手段絕不會因為目的的高貴而被美化.</text:span></text:p>
      <text:p text:style-name="P6"><text:span text:style-name="T4">令狐沖說得很對,"面對卑鄙無恥的小人,萬不得已時我們也只好卑鄙無恥一下." 可是,這不能變成一種習慣一種文化一種藉口.</text:span></text:p>
      <text:p text:style-name="P6"><text:span text:style-name="T4">過去我們常說,國民黨及其同路人講的話如果可以信,屎都能吃,但這十幾年來,這句評語卻只好改成 "民進黨及其同路人講的話</text:span><text:span text:style-name="T6"><text:line-break/></text:span><text:span text:style-name="T4">如果能信,屎都可以當優格吃了."</text:span></text:p>
      <text:p text:style-name="P6"><text:span text:style-name="T4">在這一點上,台灣並無任何改變,只要有利可圖發大財或變英雄,只要可以傷害異己,便可任意造謠抹黑. 差別只是在於以前這是國民黨的專利,十幾年來民進黨卻綠出於藍. 這個黨及其同路人講的話,幾乎沒有一句可信,品性壞到極點,可悲的是群眾似乎也不在乎什麼是非善惡或事物真相,而只是在乎輸贏或敵我,只要是我方就什麼都對,只要是敵人就 "乎伊死".</text:span></text:p>
      <text:p text:style-name="P6"><text:span text:style-name="T4">陳真</text:span><text:span text:style-name="T6"><text:line-break/></text:span><text:span text:style-name="T4">================</text:span><text:span text:style-name="T6"><text:line-break/></text:span><text:span text:style-name="T4">60萬人遭鎖卡？楊志良飆「大話」不求證：我深不以為然</text:span></text:p>
      <text:p text:style-name="P6"><text:span text:style-name="T4">更新日期:2010/11/12 15:44 政治中心／綜合報導</text:span></text:p>
      <text:p text:style-name="P6"><text:span text:style-name="T4">針對政論節目主持人鄭弘儀在節目中批評有60萬人健保卡遭到鎖卡，衛生署長楊志良今（12）日出面痛罵鄭弘儀發布錯誤訊息，「也不求證，也不請公務員（上節目）座談，想講啥就講啥？我對這些媒體深不以為然！」</text:span></text:p>
      <text:p text:style-name="P6"><text:span text:style-name="T4">鄭弘儀的政論節目「大話新聞」日前批評政府無視於60萬人健保卡被鎖卡，引發楊志良的不滿，楊志良昨日晚間比照「陸委會模式」，要求健保局專人將說明稿傳真大話新聞，還發出簡訊給媒體，抗議節目扭曲事實，就怕再度引發爭議。</text:span></text:p>
      <text:p text:style-name="P6"><text:span text:style-name="T4">楊志良說，健保局長戴桂英11月7日才剛宣布17萬兒童和16萬近貧戶不再鎖卡，國內各家媒體都有報導，但是「大話新聞」卻一再重複有60萬人被鎖卡，所以他要健保局連夜傳真到「大話新聞」，「免得他們說得天花亂墜」。</text:span></text:p>
      <text:p text:style-name="P6"><text:span text:style-name="T4">由於大話新聞跟陸委會之間為了補助陸生政策引發滿城風雨，楊志良今日還打趣說，現在公務員已經被要求要看政論節目，「變成白天要上班，晚上要看電視」。</text:span><text:span text:style-name="T6"><text:line-break/></text:span></text:p>
      <text:p text:style-name="P5"><text:span text:style-name="T4">陳真 | 2010.11.12 16:37 | </text:span><text:span text:style-name="T5">#</text:span></text:p>
      <text:p text:style-name="P7"><text:span text:style-name="T4">(續前)</text:span></text:p>
      <text:p text:style-name="P7"><text:span text:style-name="T4">爆一點料: 1997年剛到英國時,我寫了一篇 "給英國人的一封公開信",痛斥種族歧視的問題. 這封公開信,流傳甚廣,甚至流傳至今,引起加害者老外的熱烈迴響,甚至還有英國國會議員派人來我宿舍找我表示敬意與支持.</text:span></text:p>
      <text:p text:style-name="P7"><text:span text:style-name="T4">奇怪的是,這樣一篇為台灣人講話的文章,卻反倒引起受害者台灣人的巨大反彈,難道是有被虐待狂? 還是我拆穿了台灣人崇洋媚外自欺欺人的浪漫美夢?</text:span></text:p>
      <text:p text:style-name="P7"><text:span text:style-name="T4">不過,當時仍然還是有極少數具有正常心靈的台灣人是支持我的,只是數量上屬於極少數罷了.(現在支持者當然就很多了) 很難想像吧,我所指控的西方社會,他們反倒感謝我的批評,並且西方媒體一再表明種族岐視的問題在英國甚至整個歐洲的嚴重性;而台灣人卻是從留學生到整個駐外單位,上上下下一致否認英國有種族歧視及排斥少數移民的問題.</text:span></text:p>
      <text:p text:style-name="P7"><text:span text:style-name="T4">台灣 "同胞" 們,甚至為了封我的嘴,對我用盡一切難以想像的卑劣手段抹黑造謠騷擾攻擊等等等等等....非常可怕而且難以想像,不過是一篇文章,有那麼嚴重嗎?</text:span></text:p>
      <text:p text:style-name="P7"><text:span text:style-name="T4">1997-1998年那時候我基本上還是親綠的,但經過這些事之後我就醒過來了,我發現,在某些根本問題上或整個人品素質上,是不分藍綠的;我彷彿一夕之間讓台灣人大團結,成為他們的公敵.</text:span></text:p>
      <text:p text:style-name="P7"><text:span text:style-name="T4">就在我還是親綠的時候,施威全來找我去倫敦參加某個座談會,席間表明他們都支持我的CARD(Campaign Against Racial Discriminations)(反種族歧視運動).還說要集體加入,我說,沒有啦,CARD只是一種意念,不用辦入會手續,你就在心裏加入就算加入了,哪天想退出,就在心裏自己退出.</text:span></text:p>
      <text:p text:style-name="P7"><text:span text:style-name="T4">讓我印象很深刻的是,施威全那時候跟我說,他希望CARD可以做一些事,但不願讓那些親綠的學生加入,我說 "為什麼? 他們都是我的好朋友啊!" 施說: "我就是不爽台灣派那些人".</text:span></text:p>
      <text:p text:style-name="P7"><text:span text:style-name="T4">之後不到一年,也就是大約1998年吧,我也總算看清所謂 "台灣派" 所謂 "愛台灣" 等等機構也好黨也罷或是個人品性甚至包括我過去推崇且與之淵源頗深的長老教會,似乎都令人難以恭維. 或許這很像你江湖走多了,慢慢地發現原來所謂名門正派,比起所謂魔教,恐怕還要卑劣萬分.</text:span></text:p>
      <text:p text:style-name="P7"><text:span text:style-name="T4">在我唸大學時,我也是親美的,總以為這是個偉大的國家,慢慢地我才發現,世上肯定找不到比美國更恐怖更卑劣的政府和國家了.</text:span></text:p>
      <text:p text:style-name="P8"><text:span text:style-name="T4"/></text:p>
      <text:p text:style-name="P5"><text:span text:style-name="T4">陳真 | 2010.11.12 14:48 | </text:span><text:span text:style-name="T5">#</text:span></text:p>
      <text:p text:style-name="P6"><text:span text:style-name="T4">洪秀柱說錯了,大便不用塞到嘴巴裏,光聞就吐了.</text:span></text:p>
      <text:p text:style-name="P6"><text:span text:style-name="T4">跟政治或社運有點淵源的人裏頭,施威全是極少數我所佩服的人之一,他嘴裏不講什麼理想,但其言行卻是一直幫著弱勢.他三教九流都交往,看盡政客嘴臉.</text:span></text:p>
      <text:p text:style-name="P6"><text:span text:style-name="T4">陳真</text:span><text:span text:style-name="T6"><text:line-break/></text:span><text:span text:style-name="T4">==========</text:span></text:p>
      <text:p text:style-name="P6"><text:span text:style-name="T4">洪秀柱：天天吃「三明治」 快吐了</text:span></text:p>
      <text:p text:style-name="P6"><text:span text:style-name="T4">更新日期:2010/11/12 07:06 記者陳思豪、白喬茵、陳俍任／台北報導</text:span></text:p>
      <text:p text:style-name="P6"><text:span text:style-name="T4">國民黨立委洪秀柱昨天在立法院說：「民眾天天在吃三明治，吃得我們快吐了！快受夠了！你知道我們天天吃什麼三明治嗎？吃有三的、有民的、有自的啦！」洪秀柱所稱的「三明治」，暗指三立、民視與自由時報。</text:span></text:p>
      <text:p text:style-name="P6"><text:span text:style-name="T4">陸委會主委賴幸媛昨天赴立法院接受質詢時，遭到民進黨立委邱議瑩、陳明文、涂醒哲等人群起圍剿。陸委會簡任秘書施威全也因為感冒戴著口罩出席，他表示自己就是傳真澄清稿到三立電視的人，挺身辯護。</text:span></text:p>
      <text:p text:style-name="P6"><text:span text:style-name="T4">施威全這幾天因為大陸研究生補助金一事操勞，導致感冒，現場聲音沙啞，幾乎說不出話來，為了避免傳染他人，還拿出口罩戴上。他的出席，贏來洪秀柱對他的肯定，讚揚他是標準公務人員的典範，要求賴幸媛嘉獎他，洪秀柱還問在場人士，還能有什麼形容詞可以稱讚他？</text:span></text:p>
      <text:p text:style-name="P6"><text:span text:style-name="T4">只是施威全整場戴著口罩，也讓民進黨立委相當感冒，表示他跟媒體可以侃侃而談，上台卻又戴著口罩。當賴幸媛上台備詢時，施威全離席上廁所，結果許多媒體都追了出去，讓民進黨立委笑著對賴幸媛表示，「他比妳還紅。」</text:span></text:p>
      <text:p text:style-name="P6"><text:span text:style-name="T4">針對洪秀柱暗批民眾吃三立、民視、自由時報的「三明治（三民自）」吃到要吐，三立公關表示，不清楚洪秀柱發言內容，不便回應。民視也表示暫時不便回應。自由時報發言人蘇宇暉表示：「洪秀柱並未講明是哪家媒體，自由時報不對號入座」。</text:span></text:p>
      <text:p text:style-name="P5"><text:span text:style-name="T4">良哲 | 2010.11.10 22:49 | </text:span><text:span text:style-name="T5">#</text:span></text:p>
      <text:p text:style-name="P7"><text:span text:style-name="T4">李同學，是以色列以程序不符為由不給簽證，並沒有"巴勒斯坦"簽證這種東西，所以是連以色列也去不成。至於黎巴嫩貝魯特，時間緊迫，牽涉事務眾多(如機票、訂房)，不由得我們在兩三天內作其他嘗試。</text:span></text:p>
      <text:p text:style-name="P5"><text:span text:style-name="T4">陳真 | 2010.11.09 23:09 | </text:span><text:span text:style-name="T5">#</text:span></text:p>
      <text:p text:style-name="P6"><text:span text:style-name="T4">法國大概是全世界最重視哲學教育的國家,從小就開始教授哲學,教學生怎麼思考.</text:span></text:p>
      <text:p text:style-name="P6"><text:span text:style-name="T4">二十年前,法國 "大學聯考" 的哲學一科考了一道題,二十年來一直讓我念念不忘. 這題目問說: "你認為是否有可能讓一個原本不愛某個藝術品的人愛上那個藝術品?"(大意如此)</text:span></text:p>
      <text:p text:style-name="P6"><text:span text:style-name="T4">讀了十幾年哲學,至今我還是沒有答案. 當我電影看太多,鬼迷心竅時,我就會答 "是";當我來回一趟江湖,看盡世事滄桑,我就知道答案為 "否".</text:span></text:p>
      <text:p text:style-name="P6"><text:span text:style-name="T4">現在正聽著王菲的 "但願人長久"</text:span></text:p>
      <text:p text:style-name="P6"><text:span text:style-name="T4">http://www.youtube.com/watch?v=5UiskbCOuxU&amp;feature=related</text:span></text:p>
      <text:p text:style-name="P6"><text:span text:style-name="T4">所以當音樂還在播放的一刻,答案傾向 "是",但心裏卻同時有個真實理性的聲音說: "別傻了,你能讓人喜歡吃屎,讓老虎喜歡啃甘蔗嗎?"</text:span></text:p>
      <text:p text:style-name="P6"><text:span text:style-name="T4">(OS: 媽的又是什麼youtube,我真的很厭惡這些東西,各位切勿誤會我跟這類科技有何八字上的親近性.)</text:span></text:p>
      <text:p text:style-name="P6"><text:span text:style-name="T4">四川大地震時,天天一下班就守著電視機,彷彿這些人全是我的至親愛人似的. 當王菲和阿牛及陳奕迅楊乃文上台,演唱但願人長久</text:span></text:p>
      <text:p text:style-name="P6"><text:span text:style-name="T4">http://www.youtube.com/watch?v=2GMfiQuwvss&amp;feature=related</text:span></text:p>
      <text:p text:style-name="P6"><text:span text:style-name="T4">實在讓我挺感動,或許就像Emir Kusturica在某次法國舉行的演唱會裏說的,"至少在音符飄揚的這一刻,台下聽眾都變成好人了".(董事長當時也在現場)</text:span></text:p>
      <text:p text:style-name="P6"><text:span text:style-name="T4">或許當音符散去,我又恢復了猙獰心態,但即便幾秒鐘的愛也總比從來沒有好.</text:span></text:p>
      <text:p text:style-name="P6"><text:span text:style-name="T4">這或許沒有確切回答法國聯考那道哲學試題. 但或許可以這樣說吧,或許,一切只是或許,或許當某隻老虎不知道是哪根筋秀逗,不像別人那樣去覓食找獵物,對香噴噴的血肉不屑一顧,卻捧著一堆甘蔗如癡如醉地啃著. 其它老虎看了, 或許會納悶,真的有這麼好吃嗎? 於是就也來啃啃看. "嗯~~真的耶,真的很不錯吃耶...,跟啃人的小腿骨一樣好吃".</text:span></text:p>
      <text:p text:style-name="P6"><text:span text:style-name="T4">於是慢慢地,依照達爾文的想法,這群秀逗的老虎便逐漸朝著啃甘蔗的方向演化. 或許哪一天,啃著啃著沒滋味了,看別家老虎啃人骨喝人血,香氣四溢,不亦樂乎,於是猛然驚醒,唉呀,媽列個逼,被那姓陳的騙了,啃啥甘蔗,浪費生命,還好及時覺醒.</text:span></text:p>
      <text:p text:style-name="P6"><text:span text:style-name="T4">當眾虎散去,紛紛去覓食捕獵了,而最初那隻姓陳的秀逗老虎卻依然還愉悅地一邊啃著甘蔗一邊看天上的雲取樂. 千百年過去了,這個對世界絲毫不起漣漪的奇怪事件,如果還有人,我是說如果還有老虎記得這個傳說,或許同樣的怪事便會不斷地發生.</text:span></text:p>
      <text:p text:style-name="P6"><text:span text:style-name="T4">這能不能改變世界我不知道,畢竟改變世界之類的事也從來都不是那隻秀逗的老虎所關心的,他的的確確只在乎著甘蔗. 他之所以吃甘蔗並不是為了與眾不同,不是為了故意要走什麼人煙稀少的路,而是真的瘋了,可能是基因突變吧,總之就是一個怪字.</text:span></text:p>
      <text:p text:style-name="P6"><text:span text:style-name="T4">就跟台上音符飄揚所起的作用一樣,奇怪的事之於正常世界往往也只有幾秒鐘的作用,在乎一下,兩行清淚就過去了,但或許這也就夠了.</text:span></text:p>
      <text:p text:style-name="P5"><text:span text:style-name="T4">陳真 | 2010.11.09 16:04 | </text:span><text:span text:style-name="T5">#</text:span></text:p>
      <text:p text:style-name="P7"><text:span text:style-name="T4">曾是Popper的學生索羅斯感嘆,他的炒股言論或相關書籍,人們往往奉為圭臬,但他的哲學著作卻乏人問津.索羅斯一生相信Popper有關 "開放社會" 的想法,但布希卻打醒了他的開放美夢. 他很納悶,為什麼一個人可以憑著無數純屬無中生有的謊言發動戰爭四處燒殺擄掠卻反而能獲得民意壓倒性的支持?</text:span></text:p>
      <text:p text:style-name="P7"><text:span text:style-name="T4">索羅斯說,他為此感到駭異感到極度沮喪,難道他一生為之奮鬥不懈的信仰只是一團虛空泡影?</text:span></text:p>
      <text:p text:style-name="P7"><text:span text:style-name="T4">後來他得出一個想法,這想法我倒是很能認同. 他認為,光是是非善惡本身並不足以起作用,光是把謊言拆穿並不會有什麼必然的正面結果,一個社會並不會因為你拆穿了一堆謊言而自動朝著一個好的方向走去並且避免重蹈覆轍.</text:span></text:p>
      <text:p text:style-name="P7"><text:span text:style-name="T4">索羅斯認為,光是拆穿謊言揭露真實還不夠,一個社會不會因此走上前景,同時還必須其社會成員普遍對明辨是非感興趣對謊言感到極度的厭惡. 否則,說謊就說謊,造謠就造謠又如何? 只要能殺敵,用什麼手段都ok.</text:span></text:p>
      <text:p text:style-name="P7"><text:span text:style-name="T4">當一個社會的所屬成員普遍是這樣一種素質時,這個社會並不會因為謊言的持續揭露或惡行的持續曝光而有一絲前進的力量. 台灣便是如此,數十年來在這一點上並無絲毫改變,人們對是非絲毫不感興趣,對顏色倒是極度著迷.凡是非我顏色者便是敵人,敵人就是要死要讓他身敗名裂,哪怕是用盡一切卑鄙齷齪的手段.</text:span></text:p>
      <text:p text:style-name="P7"><text:span text:style-name="T4">揭密維基百科揭露了英國美國許多臭不可聞的秘密,但揭就揭唄,與我何干? 人們如果絲毫不在乎,這世界便永遠會演出同樣的醜陋戲碼.</text:span></text:p>
      <text:p text:style-name="P7"><text:span text:style-name="T4">我敢說,哪一天當一切事過境遷,就算阿扁親口承認319槍擊案是他自導自演,或是美國哪一天承認911根本也是他自己的傑作,我想,後世人們恐怕也是興趣缺缺毫不在乎.</text:span></text:p>
      <text:p text:style-name="P7"><text:span text:style-name="T4">Popper的開放社會理念如果基本上是對的,那麼,索羅斯對它的修正,事實上也等於是說明了一點: 一個機構也好,一個地球也罷,它的進展終究不是全自動,並不會有這樣一種程序,彷彿只要按表操課,社會就會自動往前走;它終究得依附一種很唯心的關鍵因素,簡單說就是:在乎.</text:span></text:p>
      <text:p text:style-name="P7"><text:span text:style-name="T4">聽起來,這倒很像是一種愛情故事.</text:span></text:p>
      <text:p text:style-name="P5"><text:span text:style-name="T4">陳真 | 2010.11.09 15:37 | </text:span><text:span text:style-name="T5">#</text:span></text:p>
      <text:p text:style-name="P6"><text:span text:style-name="T4">在過去黨外時代,諸如中時聯合或民生報新生報新聞報等等及三台,可信度很低,可信任指數大約20(滿分100),報紙要倒過來看,政治上凡是報上說黑的,那肯定是白的,凡是報上力捧的,肯定臭不可聞.</text:span></text:p>
      <text:p text:style-name="P6"><text:span text:style-name="T4">在那年代,我曾創立了一套 "陳氏智商快速檢驗法",只要看一個人看什麼樣的報紙以及他對該報之態度,大約就能知道他有沒有智能問題,準確率高達95%. 另外5%則智商異常之高,高到無法測量.</text:span></text:p>
      <text:p text:style-name="P6"><text:span text:style-name="T4">這年代也一樣,凡是看什麼鳥話新聞或自由亂報看得不亦樂乎的,肯定有嚴重的智能問題. 這些媒體可信任指數已經破表,到了 "負" 的程度,不但完全不可信,而且刻意虛構捏造剪接,不像在報導,倒像是在寫小說拍電影做廣告了,數年來如一日.</text:span></text:p>
      <text:p text:style-name="P6"><text:span text:style-name="T4">騙子是很無辜的,他只不過是在做生意;騙子之所以存在,是因為有很多人會上當. 受騙者有的情操崇高,自願上當或上當也無所謂,反正殺敵比較重要,管它是不是謊話(黨外時期在黨外雜誌就常有此論調,簡單說:萬惡國民黨如此萬惡,就算對他造謠抹黑又何妨).</text:span></text:p>
      <text:p text:style-name="P6"><text:span text:style-name="T4">有的受騙者則是如上述,智商非常之高,故意假裝相信,以便也能從中撈上一點好處(例如諸 "充滿理想" 的學者專家們),至於其它絕大多數讀者,則只能怪智商不如人. 當世上有這麼多蠢到爆的蠢蛋,不當騙子豈有天理?</text:span></text:p>
      <text:p text:style-name="P5"><text:span text:style-name="T4">陳真 | 2010.11.08 15:10 | </text:span><text:span text:style-name="T5">#</text:span></text:p>
      <text:p text:style-name="P7"><text:span text:style-name="T4">表面上不信神明的羅素曾經說: 翻遍整本聖經,找不到一個推崇智能的字眼. 推崇高智能的羅素講這話或許帶點酸意貶意,但卻也是事實. 宗教上來看,智能不但無益,而且使人跌倒. 但羅素卻認為智能很重要,他說: 這世界的問題根源就在於蠢蛋總是蠢血沸騰,搖旗吶喊,而聰明人卻反而躊躇再三,猶疑不前.</text:span></text:p>
      <text:p text:style-name="P7"><text:span text:style-name="T4">有一次,羅素看到英國常有的風景--滿山的羊在吃草,羅素感嘆說: 我寧可當一個不快樂的人,也不願當一頭愉悅無知的待宰羔羊.</text:span></text:p>
      <text:p text:style-name="P7"><text:span text:style-name="T4">大部份時候我跟羅素相反,我寧可自己是一頭愉悅無知的待宰羔羊,也不希望自己有著什麼過人的聰明才智,後者經常给我一種愚蠢而且污穢不潔的感覺.</text:span></text:p>
      <text:p text:style-name="P7"><text:span text:style-name="T4">但有些時候,當你看到那麼多蠢血沸騰的儍B,似乎使命感雄厚而且自我感覺良好,整天巍巍峨峨地講些傻到爆的傻話或做些傻事時,你就會覺得有一點最起碼的智商似乎還是很重要. 就像王爾德說的,"蠢蛋創造了這個世界,而我們卻被迫得活在其中." 所以,還是希望蠢蛋們能變得聰明一些智商要稍微再高一些比較好,以減少大家的痛苦.</text:span></text:p>
      <text:p text:style-name="P5"><text:span text:style-name="T4">陳真 | 2010.11.08 05:43 | </text:span><text:span text:style-name="T5">#</text:span></text:p>
      <text:p text:style-name="P6"><text:span text:style-name="T4">曾經有個西方學者在我(劍橋)系上的mailing list上發問了一個問題,是有關維根斯坦的原始文獻出處,他說他找這出處找了很久卻無人知曉. 我幾分鐘內給了他答案,告訴他文獻出處.</text:span></text:p>
      <text:p text:style-name="P6"><text:span text:style-name="T4">他說他很訝異,因為大家甚至根本不知道維根斯坦講過這些話. 幾次回信跟我致謝,主要是想表示他還是一直很訝異. 我說這沒什麼,只能說湊巧我記得維根斯坦這段不為人所知的話吧,而且我研究維根斯坦那麼多年,他所有著作我幾乎全都看過.</text:span></text:p>
      <text:p text:style-name="P6"><text:span text:style-name="T4">維根斯坦影響我一生,若不是他,我現在肯定是以哲學教授或什麼院長或主任的身份站在某個大學講台上;若不是他,我的日子肯定會比現在要過得舒服安全許多.</text:span></text:p>
      <text:p text:style-name="P6"><text:span text:style-name="T4">但即便是這樣一個讓我整個生命倒過來的人,也只是我的故事裏的一個配角而已. 這並非鼓勵自我膨漲,反倒是鼓勵自我萎縮. 當你把自己縮小到不能再小,你就會到了世界的邊緣,變成世界之外的一雙眼睛;有了眼睛就有了故事,於是原本毫無意義的世界也方才有了意義.</text:span></text:p>
      <text:p text:style-name="P6"><text:span text:style-name="T4">說到底,這其實也就是維根斯坦哲學(不管是早期或晚期)的一個根本想法. 聽起來很像一種先驗的唯心主義(transcendental idealism),但其實也只是 "像" 而已; 它什麼主義也不是,倒像一種宗教. 或許這也就是為什麼維根斯坦說他 "無法不以宗教的眼光看待任何問題". 一個從未談論宗教的人卻說他的千萬著作所提的一切問題全出自一種 "宗教的眼光".</text:span></text:p>
      <text:p text:style-name="P6"><text:span text:style-name="T4">我敢說世界上大概也沒有幾個人知道維根斯坦曾講過這樣的怪話, 他說: 上帝有兩個頭,一個是 "這世界",一個就是 "我".</text:span></text:p>
      <text:p text:style-name="P6"><text:span text:style-name="T4">這個 "我" 當然不是我這個微不足道的血肉之驅,而是指一種眼光,一種 "無我" 的高度, 把 "我" 從世上驅逐到世界的邊緣來,把地球和整個宇宙拋在一旁.</text:span></text:p>
      <text:p text:style-name="P6"><text:span text:style-name="T4">這些難以言喻的怪話我不想多做說明,但荷索肯定能明白其意. 有一次他去訪問達賴. 達賴跟他說: "我" 就是宇宙的中心. 荷索聽了粉高興,開玩笑說他得趕緊回去告訴他太太這個真理,希望他太太往後可別再罵他自我中心了,因為我本來就是宇宙的中心.</text:span></text:p>
      <text:p text:style-name="P6"><text:span text:style-name="T4">即便是一隻蚯蚓,也必須是宇宙的中心,因為沒有牠自己的存在,這個宇宙根本也不存在. 就像叔本華說的,世界要誕生,必須先有個眼睛的存在,"哪怕只是一隻昆蟲的眼睛".</text:span></text:p>
      <text:p text:style-name="P6"><text:span text:style-name="T4">這些話並不難闡述,更不難提出. 維根斯坦的哲學特別之處就在於他根本不講這些,他只講邏輯符號命題意義等等這些乍看毫不相干的東西,但透過他的 "不講",卻彷彿更是深深打中某些人的心.</text:span></text:p>
      <text:p text:style-name="P6"><text:span text:style-name="T4">當一個人不是宇宙的中心,而只是某種立場某種評價標準某種人事物的一個附屬品或道具工具時,這樣的生命實在很沒出息.</text:span><text:span text:style-name="T6"><text:line-break/></text:span></text:p>
      <text:p text:style-name="P5"><text:span text:style-name="T4">陳真 | 2010.11.08 04:31 | </text:span><text:span text:style-name="T5">#</text:span></text:p>
      <text:p text:style-name="P7"><text:span text:style-name="T4">有位西班牙哲學家說: "人總得對自己的生命給個說法(make an accont)".</text:span></text:p>
      <text:p text:style-name="P7"><text:span text:style-name="T4">這意思是說,你不光要活,更要活著,你總得給自己的生命一個故事一個交待. 你總不能說,我只是個跑龍套的,甚至只是個道具或工具,我只是在別人的故事裏忙進忙出,或是像個臨時演員那樣在主角的戲裏插個嘴或露個臉兩秒鐘然後就下台了.</text:span></text:p>
      <text:p text:style-name="P7"><text:span text:style-name="T4">如果你只是這樣看待自己的生命,那真是不如死了算了. 這種生命根本不值得活.</text:span></text:p>
      <text:p text:style-name="P7"><text:span text:style-name="T4">"當故事的主角" 並不是說你必須成什麼功或立什麼業,而只是說: 別人的故事別人的花樣別人的世界跟我有啥關係呢? 終究一點關係也沒有.</text:span></text:p>
      <text:p text:style-name="P7"><text:span text:style-name="T4">我的生命就是我的故事,在這故事裏,世上一切都只是我的臨時演員我的配角,他們依我的敘述我的說法我的安排而乖乖演出我的戲碼,而絕不是我自己反而跑去別人戲裏當配角或當起臨時演員然後還自鳴得意好像自己跟什麼偉大的人事物沾上邊似的.</text:span></text:p>
      <text:p text:style-name="P7"><text:span text:style-name="T4">這真是很沒出息,問題是,世上有出息的人倒也不是很多,大多是一些 "因 XX 而貴而賤" 的人,彷彿他們本身的生命沒有重量,而只是因為沾上了或擁有了或隸屬了一些什麼人什麼事或什麼陣營,然後就隨之有了重量,反之若無沾光隸屬或缺乏某種事物則自覺卑賤矮人一等似的.</text:span></text:p>
      <text:p text:style-name="P5"><text:span text:style-name="T4">陳真 | 2010.11.08 00:09 | </text:span><text:span text:style-name="T5">#</text:span></text:p>
      <text:p text:style-name="P6"><text:span text:style-name="T4">這位施主不知道究竟是要開示什麼? 這樣看事情不會把自己做小了嗎? 簡單說就是沒出息. 人總要對自己有點期許有點高度和氣魄不是嗎? 純粹開示,老衲無不敬之意.</text:span></text:p>
      <text:p text:style-name="P5"><text:span text:style-name="T4">張郁其 | 2010.11.07 13:44 | </text:span><text:span text:style-name="T5">#</text:span></text:p>
      <text:p text:style-name="P7"><text:span text:style-name="T4">對不起,打錯字, 更正</text:span></text:p>
      <text:p text:style-name="P7"><text:span text:style-name="T4">北市二審定讞需償付的健保欠款(行政法院二審定讞)</text:span></text:p>
      <text:p text:style-name="P4"/>
      <text:p text:style-name="P5"><text:span text:style-name="T4">張郁其 | 2010.11.07 11:52 | </text:span><text:span text:style-name="T5">#</text:span></text:p>
      <text:p text:style-name="P6"><text:span text:style-name="T4">二次金改案一審判決相關21名被告無罪, 沒有意外地, 藍色媒體一片嘩然, 以法官開了一張貪污的空白支票來痛斥其後果之嚴重；更不堪者, 直接抨擊法官是扁的暗樁, 法官是綠色的！若藍色媒體要用這麼情緒性的言詞來談二次金改的案子, 不就法論法, 那麼小民們不免有些疑惑, 當年宋楚瑜的興票案12億, 為何可以是政治献金不起訴結案？引用蘋果社論之言, 「送給總統夫人這麼多錢，竟然一句政治獻金即可洗脫乾淨，也太離譜了。」改為「送給宋省長這麼多錢，竟然一句政治獻金即可洗脫乾淨，也太離譜了。」(宋省長掌管省屬七大行庫搞到逾放比超高的8%, 而送政治献金者之一正是向行庫貸款數百億郤不還錢的呆帳大戶, 潛逃中國。)若說扁珍藉發動二次金改來收取政治献金, 然而二次金改以彰銀為例, 採取公開標售, 台新金以最高價每股26.12元得標(比第二高價投標者新加坡淡馬錫還多70億), 被藍色媒體痛批與扁違法共謀, 吃掉台灣人民的財產, 還要求馬政府不應讓其正式取得彰銀。當時媒體報導, 特偵組懷疑，台新金標購彰銀特別股365億餘元，後來都轉為彰銀股本或資本公積，國庫根本沒拿到錢。但媒體及特偵組沒講的是, 政府RTC基金、人民的稅金也因此不必賠付彰銀的數百億呆帳！在司法及媒體不斷攻擊之下, 台新金不堪其擾, 請財政部原價買回, 財政部長李述德郤說不願意(見今周刊)。反觀將逾放比只有2%的優等生北市銀賣給富邦又到富邦招待所吃魚翅的馬英九市長, 他是不是也是如2100痛批扁之將台灣人民財產賣光光？他有沒有拿富邦的政治献金？從財經實務來講, 二次金改有弊案的可能性比北市銀的出售案更低。另外, 二次金改中, 元大金控買復華金, 復華金是黨營, 國民黨出售自家股權會由扁珍作主嗎？在此買賣被特偵組約談中, 馬維建火大供出給國民黨財管會主委張哲琛(現任考試院詮敍部長, 掌管千億退撫基金的投資操盤權)回扣20億！(張否認)</text:span><text:span text:style-name="T6"><text:line-break/></text:span><text:span text:style-name="T4">其實藍色媒體若對法官以檢察官起訴貪污罪證不足而判扁等21人無罪十分不能忍受, 應該理性一點, 強烈要求馬英九執政黨即刻通過陽光法案公務人員財產來源不明罪, 那麼, 就沒有「法官給政客開一張貪污的空白支票」的空間了。</text:span></text:p>
      <text:p text:style-name="P6"><text:span text:style-name="T4">另外, 以兵不厭詐的角度KUSO一下, 說周占春是綠色法官的名嘴們實在是辜負法官對馬英九的用心良苦了。在21名被告中, 有人當庭指出檢察官越方如強逼她咬扁, 否則要收押她, 越方如緊張制止說有媒體在場；有人直言給馬英九國民黨政治献金更多, 要不要也一併供出來？法官實在是為馬英九下台時能不必和扁一樣到土城蹲苦窯籌謀, 才判扁收政治献金無罪的啊！</text:span><text:span text:style-name="T6"><text:line-break/></text:span><text:span text:style-name="T4">對照中時聯合等馬上發動類此報導：</text:span><text:span text:style-name="T6"><text:line-break/></text:span><text:span text:style-name="T4">• 2010-11-07</text:span><text:span text:style-name="T6"><text:line-break/></text:span><text:span text:style-name="T4">• 中國時報</text:span><text:span text:style-name="T6"><text:line-break/></text:span><text:span text:style-name="T4">• 【秦蕙媛、單厚之、管婺媛、呂素麗／綜合報導】</text:span><text:span text:style-name="T6"><text:line-break/></text:span><text:span text:style-name="T4">　二次金改及扁家洗錢案一審扁獲判無罪，藍軍基層一片譁然、反彈強烈，為避免衝擊北二都選情，國民黨從上到下展開滅火動作，昨晚更確定原本十一月二十一日「為台北而走」挺郝大遊行，將新增「堅定支持司法改革、反貪腐」的訴求，呼籲選民用選票來實現正義。</text:span><text:span text:style-name="T6"><text:line-break/><text:line-break/></text:span><text:span text:style-name="T4">你知道馬英九等政客們在玩什麼骯髒的把戲嗎？為什麼國會2/3的馬英九什麼不要臉的危害台灣人民的法案都可以用馬一人之意志強行通過(地制法、農村再生條例、ECFA不必逐條審查、北市三審定讞需償付的健保欠款公然違法改由中央編預算補助----) , 郤硬是不通過財產來源不明罪以法辦陳水扁？怕也辦到他自己吧？要繼續操弄扁案司法來救藍營的選情吧？</text:span><text:span text:style-name="T6"><text:line-break/></text:span><text:span text:style-name="T4">在此案中, 與其恨血沸騰, 恨扁恨法官, 不如要求多數黨主席馬英九負起責任通過陽光法案立法！不要每次都是馬英九完全執政, 陳水扁完全負責！</text:span></text:p>
      <text:p text:style-name="P5"><text:span text:style-name="T4">陳真 | 2010.11.06 02:20 | </text:span><text:span text:style-name="T5">#</text:span></text:p>
      <text:p text:style-name="P7"><text:span text:style-name="T4">平常不太會去想國家大事,但今天欣聞阿扁及一干人等不但全部無罪而且還被法官誇說 "廉潔自制" 時,悲憤之餘--我是說喜極而悲,樂而生憤的意思--不禁也要思想起建國大業的事來了.</text:span></text:p>
      <text:p text:style-name="P7"><text:span text:style-name="T4">人活在世,女子要自強,男兒當立志,總不能整天只想著螞蟻互毆兒女情長之類的芝麻蒜皮事,總該為咱台灣郎為黨國盡一份心力. 不瞞各位,其實今晚下班後,就在吃我自己煮的綠豆湯時,我竟想到一份建國綱領.</text:span></text:p>
      <text:p text:style-name="P7"><text:span text:style-name="T4">我立即向學姐報告,但她聞之皺眉,似乎不怎麼欣賞,還說難怪我老被進步青年罵說不懂社會分析.</text:span></text:p>
      <text:p text:style-name="P7"><text:span text:style-name="T4">我的建國綱領確實很簡單,但它深深反映了我內心深處的一份理想與盼望,勇氣與熱情; 或許也反映了各位的心聲也說不定. 這理念不敢說原創,跟我所尊敬的中國經濟學家茅于軾老先生的某句戲言之啟發頗有關係. 他曾經說,大陸上那些動不動就對台灣人喊打喊殺的主戰派,既然這麼喜歡打仗,幹嘛咱們不給他個機會,就弄個擂台,讓兩岸類似品味的英雄豪傑上去打個夠.</text:span></text:p>
      <text:p text:style-name="P7"><text:span text:style-name="T4">我的建國綱領也差不多是這樣的原理,既然顏色對某些人那麼重要,幹嘛不沿著比方說某條溪或某座山畫出一塊塊標以顏色的神聖領土,就請他們自己建個國,畫出一面國旗,然後看愛怎幹就怎麼幹,所有國民全是手牽手心連心的同志,吾等外國人士將全無異議. 豈不樂哉?</text:span></text:p>
      <text:p text:style-name="P7"><text:span text:style-name="T4">至於那些對顏色不敬,對黨國不忠者,就派發東部山林,自己創一個共和國. 有何不可呢?</text:span></text:p>
      <text:p text:style-name="P7"><text:span text:style-name="T4">這綱領不敢說十全十美,但至少彼此可以少生點悶氣,不但東亞區域足可穩定,更進一步有助於世界和平.</text:span></text:p>
      <text:p text:style-name="P7"><text:span text:style-name="T4">雖說戲言,但戲裏藏真,我確實是如此渴望,也算是一份建國大業的崇高理想吧.</text:span></text:p>
      <text:p text:style-name="P5"><text:span text:style-name="T4">李秉叡 | 2010.11.05 18:43 | </text:span><text:span text:style-name="T5">#</text:span></text:p>
      <text:p text:style-name="P6"><text:span text:style-name="T4">四天的議程採取多中心的方式，將分別在巴勒斯坦行政中心的哈瑪拉(Ramallah)、加薩走廊西岸的加薩市(Gaza)、以色列東北角的海法(Haifa)和黎巴嫩首府貝魯特同時進行。</text:span><text:span text:style-name="T6"><text:line-break/></text:span><text:span text:style-name="T4">--------------------------------------------------看來這個論壇不只是在巴勒斯坦舉辦而已，但為何巴勒網拿不到巴勒斯坦的入境許可，就不去了呢？可以改去以色列或黎巴嫩啊？</text:span></text:p>
      <text:p text:style-name="P5"><text:span text:style-name="T4">陳真 | 2010.11.05 15:39 | </text:span><text:span text:style-name="T5">#</text:span></text:p>
      <text:p text:style-name="P7"><text:span text:style-name="T4">懷軒,我也有同感.那段話寫得挺傳神,寫進要害.</text:span></text:p>
      <text:p text:style-name="P7"><text:span text:style-name="T4">最近有條狗,代表國家,一直咬我,而且還咬出興味來,彷彿滿足了她某種虐待狂似的慾望;三五天就打電話來洩慾.</text:span></text:p>
      <text:p text:style-name="P7"><text:span text:style-name="T4">咬人的理由是說,我們家門口有兩隻螞蟻互毆,一隻骨折,一隻流鼻血,根據動保法第七十八條第五項規定,他們認為我應賠償醫藥費.</text:span></text:p>
      <text:p text:style-name="P7"><text:span text:style-name="T4">這狗官位不高,但血壓和姿態卻很高.我想給他表揚一下,沒想到竟然孤狗不到這個人的任何資料,只有查到他的官位,除此之外一片空白.影響係數這麼高的一條狗竟然孤不到.</text:span></text:p>
      <text:p text:style-name="P7"><text:span text:style-name="T4">另外還有一條,喔,不只是一條,是一大群,黑的白的都有,還有的白天是白的,晚上太陽下山之後就變黑的也有,但裏頭仍然有個王,跟我一樣也是穿白衣服的,揚言要血洗麥田. 理由是說我對顏色不敬,對國家不忠,對金錢不孝,選舉時刻國家存亡之秋,更是破壞團結,罪無可逭,應給予教訓,以警世人.</text:span></text:p>
      <text:p text:style-name="P7"><text:span text:style-name="T4">於是我三天兩頭就接到電話,告訴我許多血淋淋的真實故事,希望我不會變成男主角,因此還驚動了CIA特工小組及華山嵩山泰山玉山阿里山等五嶽盟主的介入,暗中提供保護,要不然,各位恐怕得來加護病房探望董事長了.</text:span></text:p>
      <text:p text:style-name="P7"><text:span text:style-name="T4">這群既黑又白之物倒是孤狗得到,不但孤得到,而且還是很多人心中的王或白馬王子或什麼百大之類的呢,總之...我看還是不要總之好了,學姐要我封口,多練忍功,少看武俠片,別以為自己是令狐沖.</text:span></text:p>
      <text:p text:style-name="P5"><text:span text:style-name="T4">懷軒 | 2010.11.05 13:27 | </text:span><text:span text:style-name="T5">#</text:span></text:p>
      <text:p text:style-name="P6"><text:span text:style-name="T4">“但是這個劇場歸他們所有，他們可以隨時讓這個舞臺落下帷幕，熄滅燈光，切斷電閘，關門放狗，最後狗過天晴，一切都無跡可尋。”</text:span><text:span text:style-name="T6"><text:line-break/></text:span><text:span text:style-name="T4">我覺得這段寫的真好～</text:span></text:p>
      <text:p text:style-name="P5"><text:span text:style-name="T4">學姊 | 2010.11.05 00:41 | </text:span><text:span text:style-name="T5">#</text:span></text:p>
      <text:p text:style-name="P7"><text:span text:style-name="T4">呵呵，李同學，對這些解密文件跳腳的人許多，但是"不實"從來不是他們所提出的指控。這些文件的真實性是無可否認的。美國國務卿希拉蕊在機密檔案解密之後，馬上出來譴責，但是譴責並非指責這些解密文件不實，而是指責將這些文件公開等於公開美國許多相關軍事情報，會不利於美國之反恐工作並且陷伊拉克前線許多相關人員於危境之中。相關報導可見：http://www.guardian.co.uk/world/2010/oct/22/iraq-war-logs-nato-pentagon</text:span></text:p>
      <text:p text:style-name="P5"><text:span text:style-name="T4">李秉叡 | 2010.11.04 21:28 | </text:span><text:span text:style-name="T5">#</text:span></text:p>
      <text:p text:style-name="P6"><text:span text:style-name="T4">西方媒體持續整體出許多此次機密文件內容，所以我也又增加了一些WikiLeaks再度大解密的內容.</text:span><text:span text:style-name="T6"><text:line-break/></text:span><text:span text:style-name="T4">--------------------------------------------</text:span><text:span text:style-name="T6"><text:line-break/></text:span><text:span text:style-name="T4">沒人質疑這些內容的可性度嗎？連美國都否認這些內容耶！</text:span></text:p>
      <text:p text:style-name="P5"><text:span text:style-name="T4">陳真 | 2010.11.04 17:56 | </text:span><text:span text:style-name="T5">#</text:span></text:p>
      <text:p text:style-name="P7"><text:span text:style-name="T4">“流行” 是我從未經歷的一種羞辱</text:span></text:p>
      <text:p text:style-name="P7"><text:span text:style-name="T4">因為關注李敖的關係，我這個孤陋寡聞、對外界正經人事物一點興趣也沒有的人，看到一則新聞，聽說全世界文化水平最低的美國 “時代” 雜誌在選拔 “影響世界” 的百大混蛋。</text:span></text:p>
      <text:p text:style-name="P7"><text:span text:style-name="T4">我是說，依我的理解，被主流媒體相中的所謂影響力，經常就是指的某種混蛋指數，說白了就是越混蛋就越流行。人生本質雖然很悲慘，但一個人最好還是不要悲慘到變成一種流行。我這生最大的成就恐怕就是我絕不會變成一種流行或變成什麼百大。別說流行，每次聽到哪個陌生人說他聽過我的名字時，我就覺得很痛苦，很想逃之夭夭。當一個人，我都還不認識他而他卻已經 “認識” 我時，我就會在心理上對於這個人先有了某種排斥。</text:span></text:p>
      <text:p text:style-name="P7"><text:span text:style-name="T4">王爾德說得對，Popularity is the one insult I have never suffered.（“流行” 是我從未經歷的一種羞辱）。從我很小的時候就有這樣的感覺，每當教官或老師之類代表著 “正確” 或主流酷炫一方的人誇我，我就知道我一定是做錯了什麼；當眾人都說我對，我就知道我肯定是錯了。反之，當人們辱我笑我罵我糟蹋我，那我肯定是說對或做對了一些什麼。</text:span></text:p>
      <text:p text:style-name="P7"><text:span text:style-name="T4">成為 “流行”，的確是一種難以忍受的羞辱。有位研究維根斯坦的學者就曾說，維根斯坦終其一生都在努力避免公眾化（popularity），避免成為一種流行。很多人喜歡以什麼 “公共型知識份子” 自我期許，但人又不是廁所，不需要公共，更不需要當 “人” 還不夠硬要變成一種什麼 “份子”。</text:span></text:p>
      <text:p text:style-name="P7"><text:span text:style-name="T4">我是因為李敖和陳文茜在批評這百大混蛋的其中一位聽說比歐巴馬還流行的大大，才第一次聽到他的名字，叫韓寒。才不到三十歲，聽說網站人氣指數已經飆高到四、五億人次，粉絲團之龐大，連隨便寫個標點符號都能號召數十萬數百萬的點閱率。</text:span></text:p>
      <text:p text:style-name="P7"><text:span text:style-name="T4">陳文茜損他 “欠缺文化底蘊”，說他 “講話像放屁”；李敖則說他知識不行，思想淺薄，說他只是藉言論迎合媒體所需來竄紅罷了。於是我好奇跑去看這個有四五億點閱率的流行人物究竟講話是不是像放屁。看完之後倒覺得寫得挺好，很有想法，很有個性，而且表達能力非常好。</text:span></text:p>
      <text:p text:style-name="P7"><text:span text:style-name="T4">陳文茜和李敖對他的批評，其實應該還給他們自己才對。我這評語對不對不知道，但確是肺腑之言：李敖自然是特立獨行很有個性，我喜歡，而且文字生動活潑，但卻無思想內涵，其知識能力很像一種剪刀醬糊的收集與編輯工作，而非春蠶吐絲之原創，更無深刻可言。至於陳文茜則相當 “欠缺文化底蘊”，簡單說就是俗不可耐，雖然我很認同她脫離民進黨之後對政治的種種批判言論，但他恰恰就是庸俗淺薄文化的一個表率人物。</text:span></text:p>
      <text:p text:style-name="P7"><text:span text:style-name="T4">底下是韓寒的一篇文章，我沒挑，就剛好看了幾篇的其中一篇，我覺得這人還頗有思想，因緣際會在中國那樣的特殊環境下爆紅，希望別讓某種反流行的 “流行” 給糟蹋了。</text:span></text:p>
      <text:p text:style-name="P7"><text:span text:style-name="T4">陳真</text:span><text:span text:style-name="T6"><text:line-break/></text:span><text:span text:style-name="T4">==================</text:span><text:span text:style-name="T6"><text:line-break/></text:span><text:span text:style-name="T4">http://blog.sina.com.cn/twocold</text:span></text:p>
      <text:p text:style-name="P7"><text:span text:style-name="T4">散文一篇(2010-04-07 04:24:36)</text:span><text:span text:style-name="T6"><text:line-break/></text:span><text:span text:style-name="T4">轉載標籤： 雜談</text:span><text:span text:style-name="T6"><text:line-break/></text:span><text:span text:style-name="T4">作者：韓寒</text:span><text:span text:style-name="T6"><text:line-break/><text:line-break/></text:span><text:span text:style-name="T4">在昨天，我看到了一條新聞，新聞說我候選了時代週刊的兩百個影響全球的人物，中國同時入選的還有敏感詞，敏感詞和敏感詞等人。當時我正在我們村裏挖筍（我挖的是自己家的），沒怎麼注意，後來回去一看手機上有不少的短信，問我對此事的態度，我只回復了新京報和南都的兩位朋友，其他媒體寫的均為憑著對我性格的猜測下的友好想像。我沒有想到大家還比較關心，在這裏我就做一個統一的回復。</text:span><text:span text:style-name="T6"><text:line-break/><text:line-break/></text:span><text:span text:style-name="T4">首先，我非常感歎和惋惜，為什麼別人有這樣的新聞媒體，當時代週刊弄一個人物榜的評選的時候，能夠讓全世界其他的國家都起波瀾。我多麼渴望我們中國也能有類似的一個新聞媒體，當他評選人物的時候，在全世界也引起關注。我們不能說這樣的一個媒體完全公正，但是它是有完全的公信力的，我多麼渴望我們國家也有。可惜我們並沒有。不是說我們的媒體人要比其他地方的媒體人差，而是因為一些……原因，這些原因眾所周知，點到為止，多說必死，死後鞭屍。</text:span></text:p>
      <text:p text:style-name="P7"><text:span text:style-name="T4">我經常自問自己，我為這個充滿著敏感詞的社會做出了什麼貢獻，可能到最後我只貢獻了一個以我的名字命名的敏感詞而已。我天天睡到中午，經常浪費錢買數碼產品，還挑食，但好在我也未曾給這個社會增加罪孽和負擔，至少迄今為止是這樣。我沒有遼闊的遠見，我唯獨只想讓相關部門善待文藝和新聞，不要給他們過多的審查以及限制，不要用政府的權利和國家名義去封殺或者污蔑任何一個文藝工作者和新聞從業者，這樣的話，不用你們花大價錢，這個國家會自動生產出輸出到西方世界的文藝作品和新聞媒體，我們的每一個小小的讀者聽眾觀眾線民市民國民都能同享榮光。我未必有天賦和能力寫出好的東西，但是別人有，但你不要閹人有誇人無。</text:span><text:span text:style-name="T6"><text:line-break/><text:line-break/></text:span><text:span text:style-name="T4">電話裏記者問我，有一些地方還說你和西方反華勢力勾結，我說這個很正常，人家這招用了六十年了，前幾十年還有發自內心的，後幾十年純粹是用於潑髒水了。我一個要去西方國家比賽經常因為材料不夠齊而差點簽證都辦不出來的人，還西方勢力呢，況且都什麼年代了，還勾結不勾結的，這詞說出去多難聽啊。相信如果有哪位朋友天天監聽著我的電話的話，您一定很清楚我究竟是一個怎麼樣的人，您說呢，電腦前一定會有一位朋友會心一笑的。但我只是奇怪，這些御用筆桿子，怎麼幾十年都用一個體位，他不煩，對象都煩了。但是，我堅決贊同他們的存在，因為總有正方和反方，總有甲方和乙方，如果我們國家能做到話不投機一拍兩散，而不是話不投機把你封殺，那就是我們國家的巨大進步，我們也將為此而努力。</text:span><text:span text:style-name="T6"><text:line-break/><text:line-break/></text:span><text:span text:style-name="T4">後來他又發短信問我，那麼換句話說，你這個人的觀點和言論符合了西方人的價值觀，你覺得是麼？</text:span></text:p>
      <text:p text:style-name="P7"><text:span text:style-name="T4">我回消息說，難道不符合中國人的價值觀麼？</text:span></text:p>
      <text:p text:style-name="P7"><text:span text:style-name="T4">我相信地球人和外星人也許價值觀不一樣，但是西方人和東方人，除了生活習慣不一樣以外，價值觀應該是差不多的，為何一定要爭呢。</text:span><text:span text:style-name="T6"><text:line-break/><text:line-break/></text:span><text:span text:style-name="T4">最後說回到所謂的影響力，我經常非常的慚愧，我只是一介書生，也許我的文章讓人解氣，但除此以外又有什麼呢，那虛無縹緲的影響力？在中國，影響力往往就是權力，那些翻雲覆雨手，那些讓你死，讓你活，讓你不死不活的人，他們才是真正有影響力的人。但是不知道是因為他們怕搜呢還是不經搜，往往在搜索引擎上還搜不到他們。我們只是站在這個舞臺上被燈光照著的小人物。但是這個劇場歸他們所有，他們可以隨時讓這個舞臺落下帷幕，熄滅燈光，切斷電閘，關門放狗，最後狗過天晴，一切都無跡可尋。我只是希望這些人，真正的善待自己的影響力，而我們每一個舞臺上的人，甚至能有當年建造這個劇場的人，爭取把四面的高牆和燈泡都慢慢拆除，當陽光灑進來的時候，那種光明，將再也沒有人能摁滅。</text:span><text:span text:style-name="T6"><text:line-break/></text:span></text:p>
      <text:p text:style-name="P5"><text:span text:style-name="T4">學姊 | 2010.11.02 13:11 | </text:span><text:span text:style-name="T5">#</text:span></text:p>
      <text:p text:style-name="P6"><text:span text:style-name="T4">西方媒體持續整體出許多此次機密文件內容，所以我也又增加了一些WikiLeaks再度大解密的內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